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3">
  <office:scripts/>
  <office:font-face-decls>
    <style:font-face style:font-adornments="Bold Italic" style:font-family-generic="swiss" style:font-pitch="variable" style:name="Arial" svg:font-family="Arial"/>
    <style:font-face style:font-family-generic="swiss" style:font-pitch="variable" style:name="Calibri" svg:font-family="Calibri"/>
    <style:font-face style:font-pitch="variable" style:name="Carlito" svg:font-family="Carlito"/>
    <style:font-face style:font-family-generic="system" style:font-pitch="variable" style:name="DejaVu Sans" svg:font-family="'DejaVu Sans'"/>
    <style:font-face style:name="Lohit Hindi" svg:font-family="'Lohit Hindi'"/>
    <style:font-face style:font-family-generic="system" style:font-pitch="variable" style:name="Lohit Hindi1" svg:font-family="'Lohit Hindi'"/>
    <style:font-face style:font-family-generic="swiss" style:font-pitch="variable" style:name="Tahoma" svg:font-family="Tahoma"/>
    <style:font-face style:font-family-generic="roman" style:font-pitch="variable" style:name="Times New Roman" svg:font-family="'Times New Roman'"/>
  </office:font-face-decls>
  <office:automatic-styles>
    <style:style style:family="table-cell" style:name="lpODHtable-cell3">
      <style:table-cell-properties fo:border-bottom="none" fo:border-left="0.05pt solid #000000" fo:border-right="0.05pt solid #000000" fo:border-top="none" fo:padding="0in" style:automatic="1" style:part="content.xml" style:vertical-align="middle" style:writing-mode="page"/>
    </style:style>
    <style:style style:family="table-cell" style:name="lpODHtable-cell2">
      <style:table-cell-properties fo:border-bottom="0.05pt solid #000000" fo:border-left="0.05pt solid #000000" fo:border-right="0.05pt solid #000000" fo:border-top="none" fo:padding="0in" style:automatic="1" style:part="content.xml" style:vertical-align="middle" style:writing-mode="page"/>
    </style:style>
    <style:style style:family="table-cell" style:name="lpODHtable-cell1">
      <style:table-cell-properties fo:border-bottom="none" fo:border-left="0.05pt solid #000000" fo:border-right="0.05pt solid #000000" fo:border-top="0.05pt solid #000000" fo:padding="0in" style:automatic="1" style:part="content.xml" style:vertical-align="middle" style:writing-mode="page"/>
    </style:style>
    <style:style style:family="table" style:name="Table13">
      <style:table-properties fo:margin-bottom="0.0299in" fo:margin-top="0in" style:may-break-between-rows="false" style:width="2.3264in" style:writing-mode="lr-tb" table:align="margins"/>
    </style:style>
    <style:style style:family="table-column" style:name="Table13.A">
      <style:table-column-properties style:column-width="2.3264in" style:rel-column-width="65535*"/>
    </style:style>
    <style:style style:family="table-row" style:name="Table13.1">
      <style:table-row-properties fo:keep-together="always"/>
    </style:style>
    <style:style style:family="table-cell" style:name="Table13.A1">
      <style:table-cell-properties fo:border-bottom="none" fo:border-left="none" fo:border-right="none" fo:border-top="1.5pt solid #000000" fo:padding="0in"/>
    </style:style>
    <style:style style:family="table-cell" style:name="Table13.A2">
      <style:table-cell-properties fo:border="none" fo:padding="0in"/>
    </style:style>
    <style:style style:family="table" style:name="Table1">
      <style:table-properties fo:margin-bottom="0in" fo:margin-top="0in" style:may-break-between-rows="false" style:width="1.375in" style:writing-mode="lr-tb" table:align="left"/>
    </style:style>
    <style:style style:family="table-column" style:name="Table1.A">
      <style:table-column-properties style:column-width="0.3882in"/>
    </style:style>
    <style:style style:family="table-column" style:name="Table1.B">
      <style:table-column-properties style:column-width="0.9868in"/>
    </style:style>
    <style:style style:family="table-row" style:name="Table1.1">
      <style:table-row-properties fo:keep-together="always"/>
    </style:style>
    <style:style style:family="table-cell" style:name="Table1.A1">
      <style:table-cell-properties fo:border="none" fo:padding="0in" style:vertical-align="middle"/>
    </style:style>
    <style:style style:family="table" style:name="Table2">
      <style:table-properties style:width="7.4597in" style:writing-mode="lr-tb" table:align="margins"/>
    </style:style>
    <style:style style:family="table-column" style:name="Table2.A">
      <style:table-column-properties style:column-width="3.7292in" style:rel-column-width="32761*"/>
    </style:style>
    <style:style style:family="table-column" style:name="Table2.B">
      <style:table-column-properties style:column-width="3.7306in" style:rel-column-width="32774*"/>
    </style:style>
    <style:style style:family="table-cell" style:name="Table2.A1">
      <style:table-cell-properties fo:border-bottom="0.3pt solid #000000" fo:border-left="0.3pt solid #000000" fo:border-right="none" fo:border-top="0.3pt solid #000000" fo:padding="0in" style:vertical-align="middle" style:writing-mode="page"/>
    </style:style>
    <style:style style:family="table-cell" style:name="Table2.B1">
      <style:table-cell-properties fo:border="0.05pt solid #000000" fo:padding="0in" style:vertical-align="middle" style:writing-mode="page"/>
    </style:style>
    <style:style style:family="table" style:master-page-name="" style:name="Table3">
      <style:table-properties fo:background-color="transparent" fo:break-after="auto" fo:break-before="auto" style:may-break-between-rows="false" style:page-number="auto" style:width="7.4597in" style:writing-mode="lr-tb" table:align="margins">
        <style:background-image/>
      </style:table-properties>
    </style:style>
    <style:style style:family="table-column" style:name="Table3.A">
      <style:table-column-properties style:column-width="3.35in" style:rel-column-width="4824*"/>
    </style:style>
    <style:style style:family="table-column" style:name="Table3.B">
      <style:table-column-properties style:column-width="4.1097in" style:rel-column-width="5918*"/>
    </style:style>
    <style:style style:family="table-row" style:name="Table3.1">
      <style:table-row-properties fo:background-color="transparent" fo:keep-together="always" style:min-row-height="0.3097in">
        <style:background-image/>
      </style:table-row-properties>
    </style:style>
    <style:style style:family="table-cell" style:name="Table3.A1">
      <style:table-cell-properties fo:border-bottom="0.05pt solid #000000" fo:border-left="0.05pt solid #000000" fo:border-right="none" fo:border-top="0.05pt solid #000000" fo:padding="0in" style:vertical-align="middle" style:writing-mode="page"/>
    </style:style>
    <style:style style:family="table-cell" style:name="Table3.B1">
      <style:table-cell-properties fo:border-bottom="0.05pt solid #000000" fo:border-left="none" fo:border-right="0.05pt solid #000000" fo:border-top="0.05pt solid #000000" fo:padding="0in" style:vertical-align="middle" style:writing-mode="page"/>
    </style:style>
    <style:style style:family="paragraph" style:name="P1" style:parent-style-name="Footer">
      <style:paragraph-properties fo:text-align="center" style:justify-single-word="false"/>
    </style:style>
    <style:style style:family="paragraph" style:name="P2" style:parent-style-name="Standard">
      <style:paragraph-properties fo:break-before="page" fo:text-align="center" style:justify-single-word="false">
        <style:tab-stops>
          <style:tab-stop style:position="3in" style:type="right"/>
        </style:tab-stops>
      </style:paragraph-properties>
      <style:text-properties/>
    </style:style>
    <style:style style:family="paragraph" style:name="P3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family="paragraph" style:name="P4" style:parent-style-name="Standard">
      <loext:graphic-properties draw:fill-gradient-name="gradient" draw:fill-hatch-name="hatch"/>
      <style:paragraph-properties fo:border="none" fo:margin-bottom="0.0598in" fo:margin-top="0in" fo:padding="0.0201in" fo:text-align="center" style:contextual-spacing="false" style:justify-single-word="false"/>
      <style:text-properties fo:font-size="14pt" style:font-size-asian="14pt" style:font-size-complex="14pt"/>
    </style:style>
    <style:style style:family="paragraph" style:name="P5" style:parent-style-name="Standard">
      <style:paragraph-properties fo:margin-bottom="0in" fo:margin-top="0.1201in" fo:text-align="center" style:contextual-spacing="false" style:justify-single-word="false"/>
      <style:text-properties fo:color="#3333ff" fo:country="US" fo:font-size="12pt" fo:font-weight="bold" fo:language="en" loext:opacity="100%" style:country-asian="US" style:font-size-asian="12pt" style:font-size-complex="12pt" style:font-weight-asian="bold" style:font-weight-complex="bold" style:language-asian="en"/>
    </style:style>
    <style:style style:family="paragraph" style:name="P6" style:parent-style-name="Standard">
      <loext:graphic-properties draw:fill-gradient-name="gradient" draw:fill-hatch-name="hatch"/>
      <style:paragraph-properties fo:border="none" fo:margin-bottom="0.0598in" fo:margin-top="0in" fo:padding="0.0201in" fo:text-align="center" style:contextual-spacing="false" style:justify-single-word="false"/>
      <style:text-properties fo:color="#3465a4" fo:font-size="18pt" fo:font-weight="bold" loext:opacity="100%" style:font-size-asian="18pt" style:font-size-complex="18pt" style:font-weight-asian="bold" style:font-weight-complex="bold"/>
    </style:style>
    <style:style style:family="paragraph" style:name="P7" style:parent-style-name="Standard">
      <style:text-properties/>
    </style:style>
    <style:style style:family="paragraph" style:name="P8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/>
    </style:style>
    <style:style style:family="paragraph" style:name="P9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font-size="15pt" fo:font-weight="bold" style:font-size-asian="15pt" style:font-size-complex="15pt" style:font-weight-asian="bold" style:font-weight-complex="bold"/>
    </style:style>
    <style:style style:family="paragraph" style:name="P10" style:parent-style-name="Standard">
      <style:text-properties fo:font-size="15pt" fo:font-weight="bold" style:font-size-asian="15pt" style:font-size-complex="15pt" style:font-weight-asian="bold" style:font-weight-complex="bold"/>
    </style:style>
    <style:style style:family="paragraph" style:name="P11" style:parent-style-name="DirectoryEntry">
      <style:text-properties fo:font-size="9pt" style:font-size-asian="9pt" style:font-size-complex="9pt"/>
    </style:style>
    <style:style style:family="paragraph" style:name="P12" style:parent-style-name="DirectoryEntryLarger">
      <style:text-properties fo:font-size="9pt" style:font-size-asian="9pt" style:font-size-complex="9pt"/>
    </style:style>
    <style:style style:family="paragraph" style:name="P13" style:parent-style-name="DirectoryEntryLarger">
      <style:paragraph-properties fo:margin-left="0in" fo:margin-right="0.0799in" fo:text-align="end" fo:text-indent="0in" style:auto-text-indent="false" style:justify-single-word="false"/>
      <style:text-properties fo:font-size="10pt" fo:font-style="italic" style:font-size-asian="10pt" style:font-size-complex="10pt" style:font-style-asian="italic" style:font-style-complex="italic"/>
    </style:style>
    <style:style style:family="paragraph" style:name="P14" style:parent-style-name="DirectoryEntryLarger">
      <style:text-properties fo:font-size="10pt" fo:font-weight="bold" style:font-size-asian="10pt" style:font-size-complex="10pt" style:font-weight-asian="bold" style:font-weight-complex="bold"/>
    </style:style>
    <style:style style:family="paragraph" style:name="P15" style:parent-style-name="Standard">
      <style:paragraph-properties fo:break-before="page" fo:text-align="center" style:justify-single-word="false">
        <style:tab-stops>
          <style:tab-stop style:position="3in" style:type="right"/>
        </style:tab-stops>
      </style:paragraph-properties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paragraph" style:master-page-name="" style:name="P16" style:parent-style-name="Standard">
      <loext:graphic-properties draw:fill="none"/>
      <style:paragraph-properties fo:background-color="transparent" fo:hyphenation-ladder-count="no-limit" fo:margin-bottom="0.1201in" fo:margin-left="1in" fo:margin-right="1.0618in" fo:margin-top="0in" fo:orphans="2" fo:text-align="start" fo:text-indent="0in" fo:widows="2" style:auto-text-indent="false" style:contextual-spacing="false" style:justify-single-word="false" style:page-number="auto" style:writing-mode="lr-tb">
        <style:tab-stops>
          <style:tab-stop style:position="3in" style:type="right"/>
          <style:tab-stop style:position="5.5583in"/>
        </style:tab-stops>
      </style:paragraph-properties>
      <style:text-properties fo:country="US" fo:font-size="15pt" fo:font-weight="bold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paragraph" style:name="P17" style:parent-style-name="Standard">
      <loext:graphic-properties draw:fill="none"/>
      <style:paragraph-properties fo:background-color="transparent" fo:hyphenation-ladder-count="no-limit" fo:margin-bottom="0.1201in" fo:margin-left="1in" fo:margin-right="1.0618in" fo:margin-top="0in" fo:orphans="2" fo:text-align="start" fo:text-indent="0in" fo:widows="2" style:auto-text-indent="false" style:contextual-spacing="false" style:justify-single-word="false" style:writing-mode="lr-tb">
        <style:tab-stops>
          <style:tab-stop style:position="3in" style:type="right"/>
          <style:tab-stop style:position="5.5583in"/>
        </style:tab-stops>
      </style:paragraph-properties>
      <style:text-properties fo:country="US" fo:font-size="15pt" fo:font-weight="bold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paragraph" style:name="P18" style:parent-style-name="Standard">
      <style:text-properties/>
    </style:style>
    <style:style style:family="paragraph" style:master-page-name="" style:name="P19" style:parent-style-name="Standard">
      <style:paragraph-properties fo:margin-bottom="0.1201in" fo:margin-left="1in" fo:margin-right="1.0618in" fo:margin-top="0in" fo:text-align="start" fo:text-indent="0in" style:auto-text-indent="false" style:contextual-spacing="false" style:justify-single-word="false" style:page-number="auto">
        <style:tab-stops>
          <style:tab-stop style:position="3in" style:type="right"/>
          <style:tab-stop style:position="5.5583in"/>
        </style:tab-stops>
      </style:paragraph-properties>
      <style:text-properties/>
    </style:style>
    <style:style style:family="paragraph" style:name="P20" style:parent-style-name="Standard">
      <style:paragraph-properties fo:margin-bottom="0.1201in" fo:margin-left="1in" fo:margin-right="1.0618in" fo:margin-top="0in" fo:text-align="start" fo:text-indent="0in" style:auto-text-indent="false" style:contextual-spacing="false" style:justify-single-word="false">
        <style:tab-stops>
          <style:tab-stop style:position="3in" style:type="right"/>
          <style:tab-stop style:position="5.5583in"/>
        </style:tab-stops>
      </style:paragraph-properties>
      <style:text-properties fo:country="US" fo:language="en" style:country-asian="CN" style:country-complex="SA" style:language-asian="zh" style:language-complex="ar"/>
    </style:style>
    <style:style style:family="paragraph" style:name="P21" style:parent-style-name="Table_20_Contents">
      <style:text-properties fo:font-size="12pt" style:font-size-asian="12pt" style:font-size-complex="12pt"/>
    </style:style>
    <style:style style:family="paragraph" style:name="P22" style:parent-style-name="Table_20_Contents">
      <style:text-properties fo:font-size="12pt" style:font-size-asian="12pt" style:font-size-complex="12pt"/>
    </style:style>
    <style:style style:family="paragraph" style:name="P23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family="paragraph" style:name="P24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family="paragraph" style:name="P25" style:parent-style-name="Table_20_Contents">
      <style:text-properties fo:font-size="10.5pt" style:font-size-asian="10.5pt" style:font-size-complex="10.5pt"/>
    </style:style>
    <style:style style:family="paragraph" style:name="P26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4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5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8">
      <style:text-properties fo:font-weight="normal" style:font-weight-asian="normal" style:font-weight-complex="normal"/>
    </style:style>
    <style:style style:family="text" style:name="T9">
      <style:text-properties fo:font-weight="normal" style:font-weight-asian="normal" style:font-weight-complex="normal"/>
    </style:style>
    <style:style style:family="text" style:name="T12">
      <style:text-properties fo:font-size="11pt" fo:font-weight="bold" style:font-size-asian="11pt" style:font-size-complex="11pt" style:font-weight-asian="bold" style:font-weight-complex="bold"/>
    </style:style>
    <style:style style:family="text" style:name="T13">
      <style:text-properties fo:font-size="11pt" fo:font-weight="bold" style:font-size-asian="11pt" style:font-size-complex="11pt" style:font-weight-asian="bold" style:font-weight-complex="bold"/>
    </style:style>
    <style:style style:family="text" style:name="T14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5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6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7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8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9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20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21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22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23">
      <style:text-properties fo:font-size="11pt" fo:font-style="italic" style:font-size-asian="11pt" style:font-size-complex="11pt" style:font-style-asian="italic" style:font-style-complex="italic"/>
    </style:style>
    <style:style style:family="text" style:name="T24">
      <style:text-properties fo:font-size="10pt" fo:font-weight="normal" style:font-size-asian="10pt" style:font-size-complex="10pt" style:font-weight-asian="normal" style:font-weight-complex="normal"/>
    </style:style>
    <style:style style:family="text" style:name="T25">
      <style:text-properties fo:font-size="10pt" fo:font-weight="normal" style:font-size-asian="10pt" style:font-size-complex="10pt" style:font-weight-asian="normal" style:font-weight-complex="normal"/>
    </style:style>
    <style:style style:family="text" style:name="T32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3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4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5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6">
      <style:text-properties fo:country="US" fo:font-size="11pt" fo:font-style="italic" fo:font-weight="normal" fo:language="en" loext:opacity="0%" style:country-asian="CN" style:country-complex="SA" style:font-name="Carlito" style:font-name-asian="Calibri" style:font-name-complex="Times New Roman" style:font-size-asian="11pt" style:font-size-complex="11pt" style:font-style-asian="italic" style:font-style-complex="italic" style:font-weight-asian="normal" style:font-weight-complex="normal" style:language-asian="zh" style:language-complex="ar" style:use-window-font-color="true"/>
    </style:style>
    <style:style style:family="text" style:name="T37">
      <style:text-properties fo:country="US" fo:language="en" style:country-asian="CN" style:country-complex="SA" style:language-asian="zh" style:language-complex="ar"/>
    </style:style>
    <style:style style:family="text" style:name="T38">
      <style:text-properties fo:country="US" fo:language="en" style:country-asian="CN" style:country-complex="SA" style:language-asian="zh" style:language-complex="ar"/>
    </style:style>
    <style:style style:family="text" style:name="T39">
      <style:text-properties fo:country="US" fo:font-weight="bold" fo:language="en" style:country-asian="CN" style:country-complex="SA" style:font-weight-asian="bold" style:font-weight-complex="bold" style:language-asian="zh" style:language-complex="ar"/>
    </style:style>
    <style:style style:family="text" style:name="T41">
      <style:text-properties fo:font-size="9pt" style:font-size-asian="9pt" style:font-size-complex="9pt"/>
    </style:style>
    <style:style style:family="text" style:name="T42">
      <style:text-properties fo:font-size="9pt" style:font-size-asian="9pt" style:font-size-complex="9pt"/>
    </style:style>
    <style:style style:family="text" style:name="T43">
      <style:text-properties fo:font-size="9pt" style:font-size-asian="9pt" style:font-size-complex="9pt"/>
    </style:style>
    <style:style style:family="text" style:name="T44">
      <style:text-properties fo:font-size="9pt" style:font-size-asian="9pt" style:font-size-complex="9pt"/>
    </style:style>
    <style:style style:family="graphic" style:name="fr1" style:parent-style-name="runon">
      <style:graphic-properties draw:fill="solid" draw:fill-color="#dee7e5" draw:wrap-influence-on-position="once-concurrent" fo:background-color="#dee7e5" loext:allow-overlap="false" style:vertical-pos="from-top"/>
    </style:style>
    <style:style style:family="graphic" style:name="fr2" style:parent-style-name="runon">
      <style:graphic-properties draw:fill="solid" draw:fill-color="#ffd7d7" draw:wrap-influence-on-position="once-concurrent" fo:background-color="#ffd7d7" loext:allow-overlap="false" style:vertical-pos="from-top"/>
    </style:style>
    <style:style style:family="graphic" style:name="fr3" style:parent-style-name="Frame">
      <style:graphic-properties draw:shadow-opacity="100%" fo:border="3pt solid #009900" fo:padding="0in" style:horizontal-pos="center" style:horizontal-rel="page" style:shadow="none" style:vertical-pos="from-top" style:vertical-rel="page-content" style:wrap="none"/>
    </style:style>
    <style:style style:family="section" style:name="Sect1">
      <style:section-properties fo:background-color="#dee6ef" style:editable="false" text:dont-balance-text-columns="false">
        <style:columns fo:column-count="3" fo:column-gap="0.2402in">
          <style:column-sep style:color="#000000" style:height="100%" style:style="solid" style:width="0.0035in"/>
          <style:column fo:end-indent="0.1201in" fo:start-indent="0in" style:rel-width="21845*"/>
          <style:column fo:end-indent="0.1201in" fo:start-indent="0.1201in" style:rel-width="21845*"/>
          <style:column fo:end-indent="0in" fo:start-indent="0.1201in" style:rel-width="21845*"/>
        </style:columns>
        <style:background-image/>
      </style:section-properties>
    </style:style>
    <style:style style:family="section" style:name="Sect2">
      <style:section-properties fo:margin-left="0.0799in" fo:margin-right="0.0799in" style:editable="false" text:dont-balance-text-columns="false">
        <style:columns fo:column-count="5" fo:column-gap="0.1in">
          <style:column fo:end-indent="0.05in" fo:start-indent="0in" style:rel-width="13107*"/>
          <style:column fo:end-indent="0.05in" fo:start-indent="0.05in" style:rel-width="13107*"/>
          <style:column fo:end-indent="0.05in" fo:start-indent="0.05in" style:rel-width="13107*"/>
          <style:column fo:end-indent="0.05in" fo:start-indent="0.05in" style:rel-width="13107*"/>
          <style:column fo:end-indent="0in" fo:start-indent="0.05in" style:rel-width="13107*"/>
        </style:columns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Frame3" draw:style-name="fr3" draw:z-index="0" svg:width="3.7736in" svg:y="0in" text:anchor-page-number="1" text:anchor-type="page">
        <draw:text-box fo:min-height="0.8453in">
          <text:p text:style-name="P6">COMMON FAMILY NAMES</text:p>
          <text:p text:style-name="P4"><text:span text:style-name="T5">Database timestamp:</text:span><text:span text:style-name="T4"> </text:span><text:span text:style-name="T3">2023-09-06</text:span></text:p>
        </draw:text-box>
      </draw:frame>
      <text:p text:style-name="P5"/>
      <text:p text:style-name="P9">Alphabetical List of Family Names</text:p>
      <text:p text:style-name="P8"/>
      <text:section text:name="TwoCol" text:style-name="Sect1">
        <table:table table:name="lpODHTable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Adams</text:span><text:span text:style-name="T1"> </text:span><text:span text:style-name="T24">(English, Jew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2 (427,865 in US)</text:p>
            </table:table-cell>
          </table:table-row>
        </table:table>
        <table:table table:name="lpODHTable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Allen</text:span><text:span text:style-name="T1"> </text:span><text:span text:style-name="T24">(Scottish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3 (482,607 in US)</text:p>
            </table:table-cell>
          </table:table-row>
        </table:table>
        <table:table table:name="lpODHTable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Alvar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2 (233,983 in US)</text:p>
            </table:table-cell>
          </table:table-row>
        </table:table>
        <table:table table:name="lpODHTable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Anderson</text:span><text:span text:style-name="T1"> </text:span><text:span text:style-name="T24">(Swedish, Danish, Norwegian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5 (784,404 in US)</text:p>
            </table:table-cell>
          </table:table-row>
        </table:table>
        <table:table table:name="lpODHTable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Bailey</text:span><text:span text:style-name="T1"> </text:span><text:span text:style-name="T24">(Scottish, Frenc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2 (277,030 in US)</text:p>
            </table:table-cell>
          </table:table-row>
        </table:table>
        <table:table table:name="lpODHTable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Bake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4 (419,586 in US)</text:p>
            </table:table-cell>
          </table:table-row>
        </table:table>
        <table:table table:name="lpODHTable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Bennet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6 (247,599 in US)</text:p>
            </table:table-cell>
          </table:table-row>
        </table:table>
        <table:table table:name="lpODHTable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Brooks</text:span><text:span text:style-name="T1"> </text:span><text:span text:style-name="T24">(Swedish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2 (251,663 in US)</text:p>
            </table:table-cell>
          </table:table-row>
        </table:table>
        <table:table table:name="lpODHTable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Brown</text:span><text:span text:style-name="T1"> </text:span><text:span text:style-name="T24">(English, Scott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 (1,437,026 in US)</text:p>
            </table:table-cell>
          </table:table-row>
        </table:table>
        <table:table table:name="lpODHTable1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ampbell</text:span><text:span text:style-name="T1"> </text:span><text:span text:style-name="T24">(Scott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7 (386,157 in US)</text:p>
            </table:table-cell>
          </table:table-row>
        </table:table>
        <table:table table:name="lpODHTable1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arte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9 (376,966 in US)</text:p>
            </table:table-cell>
          </table:table-row>
        </table:table>
        <table:table table:name="lpODHTable1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astillo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3 (230,420 in US)</text:p>
            </table:table-cell>
          </table:table-row>
        </table:table>
        <table:table table:name="lpODHTable1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havez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3 (250,898 in US)</text:p>
            </table:table-cell>
          </table:table-row>
        </table:table>
        <table:table table:name="lpODHTable1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lark</text:span><text:span text:style-name="T1"> </text:span><text:span text:style-name="T24">(Engl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7 (562,679 in US)</text:p>
            </table:table-cell>
          </table:table-row>
        </table:table>
        <table:table table:name="lpODHTable1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ollins</text:span><text:span text:style-name="T1"> </text:span><text:span text:style-name="T24">(Irish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9 (329,770 in US)</text:p>
            </table:table-cell>
          </table:table-row>
        </table:table>
        <table:table table:name="lpODHTable1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ook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5 (302,589 in US)</text:p>
            </table:table-cell>
          </table:table-row>
        </table:table>
        <table:table table:name="lpODHTable1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ooper</text:span><text:span text:style-name="T1"> </text:span><text:span text:style-name="T24">(English, Dutc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0 (280,791 in US)</text:p>
            </table:table-cell>
          </table:table-row>
        </table:table>
        <table:table table:name="lpODHTable1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ox</text:span><text:span text:style-name="T1"> </text:span><text:span text:style-name="T24">(English, French, Wel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8 (261,231 in US)</text:p>
            </table:table-cell>
          </table:table-row>
        </table:table>
        <table:table table:name="lpODHTable1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Cru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7 (334,201 in US)</text:p>
            </table:table-cell>
          </table:table-row>
        </table:table>
        <table:table table:name="lpODHTable2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Davi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 (1,116,357 in US)</text:p>
            </table:table-cell>
          </table:table-row>
        </table:table>
        <table:table table:name="lpODHTable2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Diaz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5 (347,636 in US)</text:p>
            </table:table-cell>
          </table:table-row>
        </table:table>
        <table:table table:name="lpODHTable2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Edwards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8 (332,423 in US)</text:p>
            </table:table-cell>
          </table:table-row>
        </table:table>
        <table:table table:name="lpODHTable2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Evans</text:span><text:span text:style-name="T1"> </text:span><text:span text:style-name="T24">(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3 (355,593 in US)</text:p>
            </table:table-cell>
          </table:table-row>
        </table:table>
        <table:table table:name="lpODHTable2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Flores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0 (433,969 in US)</text:p>
            </table:table-cell>
          </table:table-row>
        </table:table>
        <table:table table:name="lpODHTable2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Foste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9 (227,764 in US)</text:p>
            </table:table-cell>
          </table:table-row>
        </table:table>
        <table:table table:name="lpODHTable2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Garcia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 (1,166,120 in US)</text:p>
            </table:table-cell>
          </table:table-row>
        </table:table>
        <table:table table:name="lpODHTable2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Gom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1 (365,655 in US)</text:p>
            </table:table-cell>
          </table:table-row>
        </table:table>
        <table:table table:name="lpODHTable2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Gonzales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3 (841,025 in US)</text:p>
            </table:table-cell>
          </table:table-row>
        </table:table>
        <table:table table:name="lpODHTable2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Gray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7 (246,116 in US)</text:p>
            </table:table-cell>
          </table:table-row>
        </table:table>
        <table:table table:name="lpODHTable3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Green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1 (430,182 in US)</text:p>
            </table:table-cell>
          </table:table-row>
        </table:table>
        <table:table table:name="lpODHTable3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Gutierr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7 (293,218 in US)</text:p>
            </table:table-cell>
          </table:table-row>
        </table:table>
        <table:table table:name="lpODHTable3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Hall</text:span><text:span text:style-name="T1"> </text:span><text:span text:style-name="T24">(English, Scottish, German, Irish, Scandanavi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5 (407,076 in US)</text:p>
            </table:table-cell>
          </table:table-row>
        </table:table>
        <table:table table:name="lpODHTable3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Harri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5 (624,252 in US)</text:p>
            </table:table-cell>
          </table:table-row>
        </table:table>
        <table:table table:name="lpODHTable3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Hernandez</text:span><text:span text:style-name="T1"> </text:span><text:span text:style-name="T24">(Spanish, Portuguese 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1 (1,04,328 in US)</text:p>
            </table:table-cell>
          </table:table-row>
        </table:table>
        <table:table table:name="lpODHTable3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Hill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9 (434,827 in US)</text:p>
            </table:table-cell>
          </table:table-row>
        </table:table>
        <table:table table:name="lpODHTable3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Howard</text:span><text:span text:style-name="T1"> </text:span><text:span text:style-name="T24">(Engli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5 (264,826 in US)</text:p>
            </table:table-cell>
          </table:table-row>
        </table:table>
        <table:table table:name="lpODHTable3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Hughes</text:span><text:span text:style-name="T1"> </text:span><text:span text:style-name="T24">(Engl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0 (236,271 in US)</text:p>
            </table:table-cell>
          </table:table-row>
        </table:table>
        <table:table table:name="lpODHTable3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Jackson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9 (708,099 in US)</text:p>
            </table:table-cell>
          </table:table-row>
        </table:table>
        <table:table table:name="lpODHTable3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Jame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5 (249,379 in US)</text:p>
            </table:table-cell>
          </table:table-row>
        </table:table>
        <table:table table:name="lpODHTable4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Jimen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00 (227,118 in US)</text:p>
            </table:table-cell>
          </table:table-row>
        </table:table>
        <table:table table:name="lpODHTable4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Johnson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 (1,932,812 in US)</text:p>
            </table:table-cell>
          </table:table-row>
        </table:table>
        <table:table table:name="lpODHTable4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Jone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 (1,425,470 in US)</text:p>
            </table:table-cell>
          </table:table-row>
        </table:table>
        <table:table table:name="lpODHTable4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Kelly</text:span><text:span text:style-name="T1"> </text:span><text:span text:style-name="T24">(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4 (267,394 in US)</text:p>
            </table:table-cell>
          </table:table-row>
        </table:table>
        <table:table table:name="lpODHTable4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Kim</text:span><text:span text:style-name="T1"> </text:span><text:span text:style-name="T24">(Kore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7 (262,352 in US)</text:p>
            </table:table-cell>
          </table:table-row>
        </table:table>
        <table:table table:name="lpODHTable4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King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4 (465,422 in US)</text:p>
            </table:table-cell>
          </table:table-row>
        </table:table>
        <table:table table:name="lpODHTable4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Lee</text:span><text:span text:style-name="T1"> </text:span><text:span text:style-name="T24">(English, Irish, Chin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1 (693,023 in US)</text:p>
            </table:table-cell>
          </table:table-row>
        </table:table>
        <table:table table:name="lpODHTable4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Lewis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9 (531,781 in US)</text:p>
            </table:table-cell>
          </table:table-row>
        </table:table>
        <table:table table:name="lpODHTable4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Long</text:span><text:span text:style-name="T1"> </text:span><text:span text:style-name="T24">(English, Scottish, Chin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7 (229,374 in US)</text:p>
            </table:table-cell>
          </table:table-row>
        </table:table>
        <table:table table:name="lpODHTable4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Lop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2 (874,523 in US)</text:p>
            </table:table-cell>
          </table:table-row>
        </table:table>
        <table:table table:name="lpODHTable5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artin</text:span><text:span text:style-name="T1"> </text:span><text:span text:style-name="T24">(English, French, Scottish, Iri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0 (702,625 in US)</text:p>
            </table:table-cell>
          </table:table-row>
        </table:table>
        <table:table table:name="lpODHTable5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artin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0 (1,060,159 in US)</text:p>
            </table:table-cell>
          </table:table-row>
        </table:table>
        <table:table table:name="lpODHTable5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endoza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8 (242,771 in US)</text:p>
            </table:table-cell>
          </table:table-row>
        </table:table>
        <table:table table:name="lpODHTable5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iller</text:span><text:span text:style-name="T1"> </text:span><text:span text:style-name="T24">(English, Scottish, German, French, Italian 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 (1,161,437 in US)</text:p>
            </table:table-cell>
          </table:table-row>
        </table:table>
        <table:table table:name="lpODHTable5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itchell</text:span><text:span text:style-name="T1"> </text:span><text:span text:style-name="T24">(Scottish, Engl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8 (384,486 in US)</text:p>
            </table:table-cell>
          </table:table-row>
        </table:table>
        <table:table table:name="lpODHTable5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oore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8 (724,374 in US)</text:p>
            </table:table-cell>
          </table:table-row>
        </table:table>
        <table:table table:name="lpODHTable5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orales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3 (311,777 in US)</text:p>
            </table:table-cell>
          </table:table-row>
        </table:table>
        <table:table table:name="lpODHTable5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organ</text:span><text:span text:style-name="T1"> </text:span><text:span text:style-name="T24">(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9 (286,280 in US)</text:p>
            </table:table-cell>
          </table:table-row>
        </table:table>
        <table:table table:name="lpODHTable5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orris</text:span><text:span text:style-name="T1"> </text:span><text:span text:style-name="T24">(English, Ir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2 (318,884 in US)</text:p>
            </table:table-cell>
          </table:table-row>
        </table:table>
        <table:table table:name="lpODHTable5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urphy</text:span><text:span text:style-name="T1"> </text:span><text:span text:style-name="T24">(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4 (308,417 in US)</text:p>
            </table:table-cell>
          </table:table-row>
        </table:table>
        <table:table table:name="lpODHTable6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Myers</text:span><text:span text:style-name="T1"> </text:span><text:span text:style-name="T24">(German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6 (229,895 in US)</text:p>
            </table:table-cell>
          </table:table-row>
        </table:table>
        <table:table table:name="lpODHTable6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Nelson</text:span><text:span text:style-name="T1"> </text:span><text:span text:style-name="T24">(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3 (424,958 in US)</text:p>
            </table:table-cell>
          </table:table-row>
        </table:table>
        <table:table table:name="lpODHTable6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Nguyen</text:span><text:span text:style-name="T1"> </text:span><text:span text:style-name="T24">(Vietnam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8 (437,645 in US)</text:p>
            </table:table-cell>
          </table:table-row>
        </table:table>
        <table:table table:name="lpODHTable6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Orti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8 (286,899 in US)</text:p>
            </table:table-cell>
          </table:table-row>
        </table:table>
        <table:table table:name="lpODHTable6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Parke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6 (336,221 in US)</text:p>
            </table:table-cell>
          </table:table-row>
        </table:table>
        <table:table table:name="lpODHTable6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Patel</text:span><text:span text:style-name="T1"> </text:span><text:span text:style-name="T24">(Indian, Hindu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5 (229,973 in US)</text:p>
            </table:table-cell>
          </table:table-row>
        </table:table>
        <table:table table:name="lpODHTable6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Per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2 (681,645 in US)</text:p>
            </table:table-cell>
          </table:table-row>
        </table:table>
        <table:table table:name="lpODHTable6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Peterson</text:span><text:span text:style-name="T1"> </text:span><text:span text:style-name="T24">(English, Scotti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1 (278,297 in US)</text:p>
            </table:table-cell>
          </table:table-row>
        </table:table>
        <table:table table:name="lpODHTable6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Phillips</text:span><text:span text:style-name="T1"> </text:span><text:span text:style-name="T24">(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2 (360,802 in US)</text:p>
            </table:table-cell>
          </table:table-row>
        </table:table>
        <table:table table:name="lpODHTable6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Price</text:span><text:span text:style-name="T1"> </text:span><text:span text:style-name="T24">(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1 (235,251 in US)</text:p>
            </table:table-cell>
          </table:table-row>
        </table:table>
        <table:table table:name="lpODHTable7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amir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8 (557,423 in US)</text:p>
            </table:table-cell>
          </table:table-row>
        </table:table>
        <table:table table:name="lpODHTable7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amos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6 (263,464 in US)</text:p>
            </table:table-cell>
          </table:table-row>
        </table:table>
        <table:table table:name="lpODHTable7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eed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3 (277,030 in US)</text:p>
            </table:table-cell>
          </table:table-row>
        </table:table>
        <table:table table:name="lpODHTable7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eyes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0 (327,904 in US)</text:p>
            </table:table-cell>
          </table:table-row>
        </table:table>
        <table:table table:name="lpODHTable7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ichardson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0 (259,758 in US)</text:p>
            </table:table-cell>
          </table:table-row>
        </table:table>
        <table:table table:name="lpODHTable7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ivera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46 (391,114 in US)</text:p>
            </table:table-cell>
          </table:table-row>
        </table:table>
        <table:table table:name="lpODHTable7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oberts</text:span><text:span text:style-name="T1"> </text:span><text:span text:style-name="T24">(Wel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0 (376,774 in US)</text:p>
            </table:table-cell>
          </table:table-row>
        </table:table>
        <table:table table:name="lpODHTable7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obinson</text:span><text:span text:style-name="T1"> </text:span><text:span text:style-name="T24">(English, Jew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0 (529,821 in US)</text:p>
            </table:table-cell>
          </table:table-row>
        </table:table>
        <table:table table:name="lpODHTable7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odrigu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 (1,094,924 in US)</text:p>
            </table:table-cell>
          </table:table-row>
        </table:table>
        <table:table table:name="lpODHTable7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ogers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6 (302,261 in US)</text:p>
            </table:table-cell>
          </table:table-row>
        </table:table>
        <table:table table:name="lpODHTable8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oss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8 (229,368 in US)</text:p>
            </table:table-cell>
          </table:table-row>
        </table:table>
        <table:table table:name="lpODHTable8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Rui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9 (238,234 in US)</text:p>
            </table:table-cell>
          </table:table-row>
        </table:table>
        <table:table table:name="lpODHTable8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Sanch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6 (612,752 in US)</text:p>
            </table:table-cell>
          </table:table-row>
        </table:table>
        <table:table table:name="lpODHTable8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Sanders</text:span><text:span text:style-name="T1"> </text:span><text:span text:style-name="T24">(English, Scotti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94 (230,374 in US)</text:p>
            </table:table-cell>
          </table:table-row>
        </table:table>
        <table:table table:name="lpODHTable8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Scott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6 (439,530 in US)</text:p>
            </table:table-cell>
          </table:table-row>
        </table:table>
        <table:table table:name="lpODHTable8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Smith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 (2,442,977 in US)</text:p>
            </table:table-cell>
          </table:table-row>
        </table:table>
        <table:table table:name="lpODHTable8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Stewart</text:span><text:span text:style-name="T1"> </text:span><text:span text:style-name="T24">(Scottish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61 (324,957 in US)</text:p>
            </table:table-cell>
          </table:table-row>
        </table:table>
        <table:table table:name="lpODHTable8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Taylo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7 (751,209 in US)</text:p>
            </table:table-cell>
          </table:table-row>
        </table:table>
        <table:table table:name="lpODHTable8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Thoma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6 (756,142 in US)</text:p>
            </table:table-cell>
          </table:table-row>
        </table:table>
        <table:table table:name="lpODHTable8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Thompson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3 (664,644 in US)</text:p>
            </table:table-cell>
          </table:table-row>
        </table:table>
        <table:table table:name="lpODHTable9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Torres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7 (437,813 in US)</text:p>
            </table:table-cell>
          </table:table-row>
        </table:table>
        <table:table table:name="lpODHTable91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Turner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54 (348,627 in US)</text:p>
            </table:table-cell>
          </table:table-row>
        </table:table>
        <table:table table:name="lpODHTable92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Walker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1 (523,189 in US)</text:p>
            </table:table-cell>
          </table:table-row>
        </table:table>
        <table:table table:name="lpODHTable93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Ward</text:span><text:span text:style-name="T1"> </text:span><text:span text:style-name="T24">(Engl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79 (260,464 in US)</text:p>
            </table:table-cell>
          </table:table-row>
        </table:table>
        <table:table table:name="lpODHTable94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Watson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1 (252,579 in US)</text:p>
            </table:table-cell>
          </table:table-row>
        </table:table>
        <table:table table:name="lpODHTable95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White</text:span><text:span text:style-name="T1"> </text:span><text:span text:style-name="T24">(English, Scott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24 (660,491 in US)</text:p>
            </table:table-cell>
          </table:table-row>
        </table:table>
        <table:table table:name="lpODHTable96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William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 (1,625,252 in US)</text:p>
            </table:table-cell>
          </table:table-row>
        </table:table>
        <table:table table:name="lpODHTable97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Wilson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14 (801,882 in US)</text:p>
            </table:table-cell>
          </table:table-row>
        </table:table>
        <table:table table:name="lpODHTable98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Wood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84 (250,715 in US)</text:p>
            </table:table-cell>
          </table:table-row>
        </table:table>
        <table:table table:name="lpODHTable99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Wright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5 (458,980 in US)</text:p>
            </table:table-cell>
          </table:table-row>
        </table:table>
        <table:table table:name="lpODHTable100" table:style-name="Table13">
          <table:table-column table:style-name="Table13.A"/>
          <table:table-row table:style-name="Table13.1">
            <table:table-cell office:value-type="string" table:style-name="Table13.A1">
              <text:p text:style-name="P12"><text:span text:style-name="T12">Young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1">Popularity: 32 (484,447 in US)</text:p>
            </table:table-cell>
          </table:table-row>
        </table:table>
        <text:p text:style-name="P7"/>
      </text:section>
      <text:p text:style-name="P10"/>
      <text:p text:style-name="P9">List By Popularity</text:p>
      <text:p text:style-name="P9"/>
      <text:section text:name="ByPopularity" text:style-name="Sect2">
        <table:table table:name="lpODHTable10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</text:span></text:p>
            </table:table-cell>
            <table:table-cell office:value-type="string" table:style-name="Table1.A1">
              <text:p text:style-name="P14">Smith</text:p>
            </table:table-cell>
          </table:table-row>
        </table:table>
        <table:table table:name="lpODHTable10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</text:span></text:p>
            </table:table-cell>
            <table:table-cell office:value-type="string" table:style-name="Table1.A1">
              <text:p text:style-name="P14">Johnson</text:p>
            </table:table-cell>
          </table:table-row>
        </table:table>
        <table:table table:name="lpODHTable10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</text:span></text:p>
            </table:table-cell>
            <table:table-cell office:value-type="string" table:style-name="Table1.A1">
              <text:p text:style-name="P14">Williams</text:p>
            </table:table-cell>
          </table:table-row>
        </table:table>
        <table:table table:name="lpODHTable10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</text:span></text:p>
            </table:table-cell>
            <table:table-cell office:value-type="string" table:style-name="Table1.A1">
              <text:p text:style-name="P14">Brown</text:p>
            </table:table-cell>
          </table:table-row>
        </table:table>
        <table:table table:name="lpODHTable10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</text:span></text:p>
            </table:table-cell>
            <table:table-cell office:value-type="string" table:style-name="Table1.A1">
              <text:p text:style-name="P14">Jones</text:p>
            </table:table-cell>
          </table:table-row>
        </table:table>
        <table:table table:name="lpODHTable10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</text:span></text:p>
            </table:table-cell>
            <table:table-cell office:value-type="string" table:style-name="Table1.A1">
              <text:p text:style-name="P14">Garcia</text:p>
            </table:table-cell>
          </table:table-row>
        </table:table>
        <table:table table:name="lpODHTable10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</text:span></text:p>
            </table:table-cell>
            <table:table-cell office:value-type="string" table:style-name="Table1.A1">
              <text:p text:style-name="P14">Miller</text:p>
            </table:table-cell>
          </table:table-row>
        </table:table>
        <table:table table:name="lpODHTable10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</text:span></text:p>
            </table:table-cell>
            <table:table-cell office:value-type="string" table:style-name="Table1.A1">
              <text:p text:style-name="P14">Davis</text:p>
            </table:table-cell>
          </table:table-row>
        </table:table>
        <table:table table:name="lpODHTable10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</text:span></text:p>
            </table:table-cell>
            <table:table-cell office:value-type="string" table:style-name="Table1.A1">
              <text:p text:style-name="P14">Rodriguez</text:p>
            </table:table-cell>
          </table:table-row>
        </table:table>
        <table:table table:name="lpODHTable11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0</text:span></text:p>
            </table:table-cell>
            <table:table-cell office:value-type="string" table:style-name="Table1.A1">
              <text:p text:style-name="P14">Martinez</text:p>
            </table:table-cell>
          </table:table-row>
        </table:table>
        <table:table table:name="lpODHTable11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1</text:span></text:p>
            </table:table-cell>
            <table:table-cell office:value-type="string" table:style-name="Table1.A1">
              <text:p text:style-name="P14">Hernandez</text:p>
            </table:table-cell>
          </table:table-row>
        </table:table>
        <table:table table:name="lpODHTable11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2</text:span></text:p>
            </table:table-cell>
            <table:table-cell office:value-type="string" table:style-name="Table1.A1">
              <text:p text:style-name="P14">Lopez</text:p>
            </table:table-cell>
          </table:table-row>
        </table:table>
        <table:table table:name="lpODHTable11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3</text:span></text:p>
            </table:table-cell>
            <table:table-cell office:value-type="string" table:style-name="Table1.A1">
              <text:p text:style-name="P14">Gonzales</text:p>
            </table:table-cell>
          </table:table-row>
        </table:table>
        <table:table table:name="lpODHTable11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4</text:span></text:p>
            </table:table-cell>
            <table:table-cell office:value-type="string" table:style-name="Table1.A1">
              <text:p text:style-name="P14">Wilson</text:p>
            </table:table-cell>
          </table:table-row>
        </table:table>
        <table:table table:name="lpODHTable11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5</text:span></text:p>
            </table:table-cell>
            <table:table-cell office:value-type="string" table:style-name="Table1.A1">
              <text:p text:style-name="P14">Anderson</text:p>
            </table:table-cell>
          </table:table-row>
        </table:table>
        <table:table table:name="lpODHTable11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6</text:span></text:p>
            </table:table-cell>
            <table:table-cell office:value-type="string" table:style-name="Table1.A1">
              <text:p text:style-name="P14">Thomas</text:p>
            </table:table-cell>
          </table:table-row>
        </table:table>
        <table:table table:name="lpODHTable11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7</text:span></text:p>
            </table:table-cell>
            <table:table-cell office:value-type="string" table:style-name="Table1.A1">
              <text:p text:style-name="P14">Taylor</text:p>
            </table:table-cell>
          </table:table-row>
        </table:table>
        <table:table table:name="lpODHTable11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8</text:span></text:p>
            </table:table-cell>
            <table:table-cell office:value-type="string" table:style-name="Table1.A1">
              <text:p text:style-name="P14">Moore</text:p>
            </table:table-cell>
          </table:table-row>
        </table:table>
        <table:table table:name="lpODHTable11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9</text:span></text:p>
            </table:table-cell>
            <table:table-cell office:value-type="string" table:style-name="Table1.A1">
              <text:p text:style-name="P14">Jackson</text:p>
            </table:table-cell>
          </table:table-row>
        </table:table>
        <table:table table:name="lpODHTable12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0</text:span></text:p>
            </table:table-cell>
            <table:table-cell office:value-type="string" table:style-name="Table1.A1">
              <text:p text:style-name="P14">Martin</text:p>
            </table:table-cell>
          </table:table-row>
        </table:table>
        <table:table table:name="lpODHTable12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1</text:span></text:p>
            </table:table-cell>
            <table:table-cell office:value-type="string" table:style-name="Table1.A1">
              <text:p text:style-name="P14">Lee</text:p>
            </table:table-cell>
          </table:table-row>
        </table:table>
        <table:table table:name="lpODHTable12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2</text:span></text:p>
            </table:table-cell>
            <table:table-cell office:value-type="string" table:style-name="Table1.A1">
              <text:p text:style-name="P14">Perez</text:p>
            </table:table-cell>
          </table:table-row>
        </table:table>
        <table:table table:name="lpODHTable12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3</text:span></text:p>
            </table:table-cell>
            <table:table-cell office:value-type="string" table:style-name="Table1.A1">
              <text:p text:style-name="P14">Thompson</text:p>
            </table:table-cell>
          </table:table-row>
        </table:table>
        <table:table table:name="lpODHTable12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4</text:span></text:p>
            </table:table-cell>
            <table:table-cell office:value-type="string" table:style-name="Table1.A1">
              <text:p text:style-name="P14">White</text:p>
            </table:table-cell>
          </table:table-row>
        </table:table>
        <table:table table:name="lpODHTable12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5</text:span></text:p>
            </table:table-cell>
            <table:table-cell office:value-type="string" table:style-name="Table1.A1">
              <text:p text:style-name="P14">Harris</text:p>
            </table:table-cell>
          </table:table-row>
        </table:table>
        <table:table table:name="lpODHTable12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6</text:span></text:p>
            </table:table-cell>
            <table:table-cell office:value-type="string" table:style-name="Table1.A1">
              <text:p text:style-name="P14">Sanchez</text:p>
            </table:table-cell>
          </table:table-row>
        </table:table>
        <table:table table:name="lpODHTable12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7</text:span></text:p>
            </table:table-cell>
            <table:table-cell office:value-type="string" table:style-name="Table1.A1">
              <text:p text:style-name="P14">Clark</text:p>
            </table:table-cell>
          </table:table-row>
        </table:table>
        <table:table table:name="lpODHTable12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8</text:span></text:p>
            </table:table-cell>
            <table:table-cell office:value-type="string" table:style-name="Table1.A1">
              <text:p text:style-name="P14">Ramirez</text:p>
            </table:table-cell>
          </table:table-row>
        </table:table>
        <table:table table:name="lpODHTable12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29</text:span></text:p>
            </table:table-cell>
            <table:table-cell office:value-type="string" table:style-name="Table1.A1">
              <text:p text:style-name="P14">Lewis</text:p>
            </table:table-cell>
          </table:table-row>
        </table:table>
        <table:table table:name="lpODHTable13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0</text:span></text:p>
            </table:table-cell>
            <table:table-cell office:value-type="string" table:style-name="Table1.A1">
              <text:p text:style-name="P14">Robinson</text:p>
            </table:table-cell>
          </table:table-row>
        </table:table>
        <table:table table:name="lpODHTable13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1</text:span></text:p>
            </table:table-cell>
            <table:table-cell office:value-type="string" table:style-name="Table1.A1">
              <text:p text:style-name="P14">Walker</text:p>
            </table:table-cell>
          </table:table-row>
        </table:table>
        <table:table table:name="lpODHTable13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2</text:span></text:p>
            </table:table-cell>
            <table:table-cell office:value-type="string" table:style-name="Table1.A1">
              <text:p text:style-name="P14">Young</text:p>
            </table:table-cell>
          </table:table-row>
        </table:table>
        <table:table table:name="lpODHTable13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3</text:span></text:p>
            </table:table-cell>
            <table:table-cell office:value-type="string" table:style-name="Table1.A1">
              <text:p text:style-name="P14">Allen</text:p>
            </table:table-cell>
          </table:table-row>
        </table:table>
        <table:table table:name="lpODHTable13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4</text:span></text:p>
            </table:table-cell>
            <table:table-cell office:value-type="string" table:style-name="Table1.A1">
              <text:p text:style-name="P14">King</text:p>
            </table:table-cell>
          </table:table-row>
        </table:table>
        <table:table table:name="lpODHTable13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5</text:span></text:p>
            </table:table-cell>
            <table:table-cell office:value-type="string" table:style-name="Table1.A1">
              <text:p text:style-name="P14">Wright</text:p>
            </table:table-cell>
          </table:table-row>
        </table:table>
        <table:table table:name="lpODHTable13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6</text:span></text:p>
            </table:table-cell>
            <table:table-cell office:value-type="string" table:style-name="Table1.A1">
              <text:p text:style-name="P14">Scott</text:p>
            </table:table-cell>
          </table:table-row>
        </table:table>
        <table:table table:name="lpODHTable13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7</text:span></text:p>
            </table:table-cell>
            <table:table-cell office:value-type="string" table:style-name="Table1.A1">
              <text:p text:style-name="P14">Torres</text:p>
            </table:table-cell>
          </table:table-row>
        </table:table>
        <table:table table:name="lpODHTable13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8</text:span></text:p>
            </table:table-cell>
            <table:table-cell office:value-type="string" table:style-name="Table1.A1">
              <text:p text:style-name="P14">Nguyen</text:p>
            </table:table-cell>
          </table:table-row>
        </table:table>
        <table:table table:name="lpODHTable13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39</text:span></text:p>
            </table:table-cell>
            <table:table-cell office:value-type="string" table:style-name="Table1.A1">
              <text:p text:style-name="P14">Hill</text:p>
            </table:table-cell>
          </table:table-row>
        </table:table>
        <table:table table:name="lpODHTable14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0</text:span></text:p>
            </table:table-cell>
            <table:table-cell office:value-type="string" table:style-name="Table1.A1">
              <text:p text:style-name="P14">Flores</text:p>
            </table:table-cell>
          </table:table-row>
        </table:table>
        <table:table table:name="lpODHTable14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1</text:span></text:p>
            </table:table-cell>
            <table:table-cell office:value-type="string" table:style-name="Table1.A1">
              <text:p text:style-name="P14">Green</text:p>
            </table:table-cell>
          </table:table-row>
        </table:table>
        <table:table table:name="lpODHTable14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2</text:span></text:p>
            </table:table-cell>
            <table:table-cell office:value-type="string" table:style-name="Table1.A1">
              <text:p text:style-name="P14">Adams</text:p>
            </table:table-cell>
          </table:table-row>
        </table:table>
        <table:table table:name="lpODHTable14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3</text:span></text:p>
            </table:table-cell>
            <table:table-cell office:value-type="string" table:style-name="Table1.A1">
              <text:p text:style-name="P14">Nelson</text:p>
            </table:table-cell>
          </table:table-row>
        </table:table>
        <table:table table:name="lpODHTable14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4</text:span></text:p>
            </table:table-cell>
            <table:table-cell office:value-type="string" table:style-name="Table1.A1">
              <text:p text:style-name="P14">Baker</text:p>
            </table:table-cell>
          </table:table-row>
        </table:table>
        <table:table table:name="lpODHTable14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5</text:span></text:p>
            </table:table-cell>
            <table:table-cell office:value-type="string" table:style-name="Table1.A1">
              <text:p text:style-name="P14">Hall</text:p>
            </table:table-cell>
          </table:table-row>
        </table:table>
        <table:table table:name="lpODHTable14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6</text:span></text:p>
            </table:table-cell>
            <table:table-cell office:value-type="string" table:style-name="Table1.A1">
              <text:p text:style-name="P14">Rivera</text:p>
            </table:table-cell>
          </table:table-row>
        </table:table>
        <table:table table:name="lpODHTable14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7</text:span></text:p>
            </table:table-cell>
            <table:table-cell office:value-type="string" table:style-name="Table1.A1">
              <text:p text:style-name="P14">Campbell</text:p>
            </table:table-cell>
          </table:table-row>
        </table:table>
        <table:table table:name="lpODHTable14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8</text:span></text:p>
            </table:table-cell>
            <table:table-cell office:value-type="string" table:style-name="Table1.A1">
              <text:p text:style-name="P14">Mitchell</text:p>
            </table:table-cell>
          </table:table-row>
        </table:table>
        <table:table table:name="lpODHTable14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49</text:span></text:p>
            </table:table-cell>
            <table:table-cell office:value-type="string" table:style-name="Table1.A1">
              <text:p text:style-name="P14">Carter</text:p>
            </table:table-cell>
          </table:table-row>
        </table:table>
        <table:table table:name="lpODHTable15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0</text:span></text:p>
            </table:table-cell>
            <table:table-cell office:value-type="string" table:style-name="Table1.A1">
              <text:p text:style-name="P14">Roberts</text:p>
            </table:table-cell>
          </table:table-row>
        </table:table>
        <table:table table:name="lpODHTable15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1</text:span></text:p>
            </table:table-cell>
            <table:table-cell office:value-type="string" table:style-name="Table1.A1">
              <text:p text:style-name="P14">Gomez</text:p>
            </table:table-cell>
          </table:table-row>
        </table:table>
        <table:table table:name="lpODHTable15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2</text:span></text:p>
            </table:table-cell>
            <table:table-cell office:value-type="string" table:style-name="Table1.A1">
              <text:p text:style-name="P14">Phillips</text:p>
            </table:table-cell>
          </table:table-row>
        </table:table>
        <table:table table:name="lpODHTable15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3</text:span></text:p>
            </table:table-cell>
            <table:table-cell office:value-type="string" table:style-name="Table1.A1">
              <text:p text:style-name="P14">Evans</text:p>
            </table:table-cell>
          </table:table-row>
        </table:table>
        <table:table table:name="lpODHTable15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4</text:span></text:p>
            </table:table-cell>
            <table:table-cell office:value-type="string" table:style-name="Table1.A1">
              <text:p text:style-name="P14">Turner</text:p>
            </table:table-cell>
          </table:table-row>
        </table:table>
        <table:table table:name="lpODHTable15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5</text:span></text:p>
            </table:table-cell>
            <table:table-cell office:value-type="string" table:style-name="Table1.A1">
              <text:p text:style-name="P14">Diaz</text:p>
            </table:table-cell>
          </table:table-row>
        </table:table>
        <table:table table:name="lpODHTable15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6</text:span></text:p>
            </table:table-cell>
            <table:table-cell office:value-type="string" table:style-name="Table1.A1">
              <text:p text:style-name="P14">Parker</text:p>
            </table:table-cell>
          </table:table-row>
        </table:table>
        <table:table table:name="lpODHTable15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7</text:span></text:p>
            </table:table-cell>
            <table:table-cell office:value-type="string" table:style-name="Table1.A1">
              <text:p text:style-name="P14">Cruz</text:p>
            </table:table-cell>
          </table:table-row>
        </table:table>
        <table:table table:name="lpODHTable15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8</text:span></text:p>
            </table:table-cell>
            <table:table-cell office:value-type="string" table:style-name="Table1.A1">
              <text:p text:style-name="P14">Edwards</text:p>
            </table:table-cell>
          </table:table-row>
        </table:table>
        <table:table table:name="lpODHTable15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59</text:span></text:p>
            </table:table-cell>
            <table:table-cell office:value-type="string" table:style-name="Table1.A1">
              <text:p text:style-name="P14">Collins</text:p>
            </table:table-cell>
          </table:table-row>
        </table:table>
        <table:table table:name="lpODHTable16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0</text:span></text:p>
            </table:table-cell>
            <table:table-cell office:value-type="string" table:style-name="Table1.A1">
              <text:p text:style-name="P14">Reyes</text:p>
            </table:table-cell>
          </table:table-row>
        </table:table>
        <table:table table:name="lpODHTable16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1</text:span></text:p>
            </table:table-cell>
            <table:table-cell office:value-type="string" table:style-name="Table1.A1">
              <text:p text:style-name="P14">Stewart</text:p>
            </table:table-cell>
          </table:table-row>
        </table:table>
        <table:table table:name="lpODHTable16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2</text:span></text:p>
            </table:table-cell>
            <table:table-cell office:value-type="string" table:style-name="Table1.A1">
              <text:p text:style-name="P14">Morris</text:p>
            </table:table-cell>
          </table:table-row>
        </table:table>
        <table:table table:name="lpODHTable16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3</text:span></text:p>
            </table:table-cell>
            <table:table-cell office:value-type="string" table:style-name="Table1.A1">
              <text:p text:style-name="P14">Morales</text:p>
            </table:table-cell>
          </table:table-row>
        </table:table>
        <table:table table:name="lpODHTable16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4</text:span></text:p>
            </table:table-cell>
            <table:table-cell office:value-type="string" table:style-name="Table1.A1">
              <text:p text:style-name="P14">Murphy</text:p>
            </table:table-cell>
          </table:table-row>
        </table:table>
        <table:table table:name="lpODHTable16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5</text:span></text:p>
            </table:table-cell>
            <table:table-cell office:value-type="string" table:style-name="Table1.A1">
              <text:p text:style-name="P14">Cook</text:p>
            </table:table-cell>
          </table:table-row>
        </table:table>
        <table:table table:name="lpODHTable16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6</text:span></text:p>
            </table:table-cell>
            <table:table-cell office:value-type="string" table:style-name="Table1.A1">
              <text:p text:style-name="P14">Rogers</text:p>
            </table:table-cell>
          </table:table-row>
        </table:table>
        <table:table table:name="lpODHTable16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7</text:span></text:p>
            </table:table-cell>
            <table:table-cell office:value-type="string" table:style-name="Table1.A1">
              <text:p text:style-name="P14">Gutierrez</text:p>
            </table:table-cell>
          </table:table-row>
        </table:table>
        <table:table table:name="lpODHTable16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8</text:span></text:p>
            </table:table-cell>
            <table:table-cell office:value-type="string" table:style-name="Table1.A1">
              <text:p text:style-name="P14">Ortiz</text:p>
            </table:table-cell>
          </table:table-row>
        </table:table>
        <table:table table:name="lpODHTable16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69</text:span></text:p>
            </table:table-cell>
            <table:table-cell office:value-type="string" table:style-name="Table1.A1">
              <text:p text:style-name="P14">Morgan</text:p>
            </table:table-cell>
          </table:table-row>
        </table:table>
        <table:table table:name="lpODHTable17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0</text:span></text:p>
            </table:table-cell>
            <table:table-cell office:value-type="string" table:style-name="Table1.A1">
              <text:p text:style-name="P14">Cooper</text:p>
            </table:table-cell>
          </table:table-row>
        </table:table>
        <table:table table:name="lpODHTable17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1</text:span></text:p>
            </table:table-cell>
            <table:table-cell office:value-type="string" table:style-name="Table1.A1">
              <text:p text:style-name="P14">Peterson</text:p>
            </table:table-cell>
          </table:table-row>
        </table:table>
        <table:table table:name="lpODHTable17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2</text:span></text:p>
            </table:table-cell>
            <table:table-cell office:value-type="string" table:style-name="Table1.A1">
              <text:p text:style-name="P14">Bailey</text:p>
            </table:table-cell>
          </table:table-row>
        </table:table>
        <table:table table:name="lpODHTable17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3</text:span></text:p>
            </table:table-cell>
            <table:table-cell office:value-type="string" table:style-name="Table1.A1">
              <text:p text:style-name="P14">Reed</text:p>
            </table:table-cell>
          </table:table-row>
        </table:table>
        <table:table table:name="lpODHTable17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4</text:span></text:p>
            </table:table-cell>
            <table:table-cell office:value-type="string" table:style-name="Table1.A1">
              <text:p text:style-name="P14">Kelly</text:p>
            </table:table-cell>
          </table:table-row>
        </table:table>
        <table:table table:name="lpODHTable17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5</text:span></text:p>
            </table:table-cell>
            <table:table-cell office:value-type="string" table:style-name="Table1.A1">
              <text:p text:style-name="P14">Howard</text:p>
            </table:table-cell>
          </table:table-row>
        </table:table>
        <table:table table:name="lpODHTable17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6</text:span></text:p>
            </table:table-cell>
            <table:table-cell office:value-type="string" table:style-name="Table1.A1">
              <text:p text:style-name="P14">Ramos</text:p>
            </table:table-cell>
          </table:table-row>
        </table:table>
        <table:table table:name="lpODHTable17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7</text:span></text:p>
            </table:table-cell>
            <table:table-cell office:value-type="string" table:style-name="Table1.A1">
              <text:p text:style-name="P14">Kim</text:p>
            </table:table-cell>
          </table:table-row>
        </table:table>
        <table:table table:name="lpODHTable17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8</text:span></text:p>
            </table:table-cell>
            <table:table-cell office:value-type="string" table:style-name="Table1.A1">
              <text:p text:style-name="P14">Cox</text:p>
            </table:table-cell>
          </table:table-row>
        </table:table>
        <table:table table:name="lpODHTable17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79</text:span></text:p>
            </table:table-cell>
            <table:table-cell office:value-type="string" table:style-name="Table1.A1">
              <text:p text:style-name="P14">Ward</text:p>
            </table:table-cell>
          </table:table-row>
        </table:table>
        <table:table table:name="lpODHTable18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0</text:span></text:p>
            </table:table-cell>
            <table:table-cell office:value-type="string" table:style-name="Table1.A1">
              <text:p text:style-name="P14">Richardson</text:p>
            </table:table-cell>
          </table:table-row>
        </table:table>
        <table:table table:name="lpODHTable18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1</text:span></text:p>
            </table:table-cell>
            <table:table-cell office:value-type="string" table:style-name="Table1.A1">
              <text:p text:style-name="P14">Watson</text:p>
            </table:table-cell>
          </table:table-row>
        </table:table>
        <table:table table:name="lpODHTable18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2</text:span></text:p>
            </table:table-cell>
            <table:table-cell office:value-type="string" table:style-name="Table1.A1">
              <text:p text:style-name="P14">Brooks</text:p>
            </table:table-cell>
          </table:table-row>
        </table:table>
        <table:table table:name="lpODHTable18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3</text:span></text:p>
            </table:table-cell>
            <table:table-cell office:value-type="string" table:style-name="Table1.A1">
              <text:p text:style-name="P14">Chavez</text:p>
            </table:table-cell>
          </table:table-row>
        </table:table>
        <table:table table:name="lpODHTable18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4</text:span></text:p>
            </table:table-cell>
            <table:table-cell office:value-type="string" table:style-name="Table1.A1">
              <text:p text:style-name="P14">Wood</text:p>
            </table:table-cell>
          </table:table-row>
        </table:table>
        <table:table table:name="lpODHTable18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5</text:span></text:p>
            </table:table-cell>
            <table:table-cell office:value-type="string" table:style-name="Table1.A1">
              <text:p text:style-name="P14">James</text:p>
            </table:table-cell>
          </table:table-row>
        </table:table>
        <table:table table:name="lpODHTable18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6</text:span></text:p>
            </table:table-cell>
            <table:table-cell office:value-type="string" table:style-name="Table1.A1">
              <text:p text:style-name="P14">Bennet</text:p>
            </table:table-cell>
          </table:table-row>
        </table:table>
        <table:table table:name="lpODHTable18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7</text:span></text:p>
            </table:table-cell>
            <table:table-cell office:value-type="string" table:style-name="Table1.A1">
              <text:p text:style-name="P14">Gray</text:p>
            </table:table-cell>
          </table:table-row>
        </table:table>
        <table:table table:name="lpODHTable18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8</text:span></text:p>
            </table:table-cell>
            <table:table-cell office:value-type="string" table:style-name="Table1.A1">
              <text:p text:style-name="P14">Mendoza</text:p>
            </table:table-cell>
          </table:table-row>
        </table:table>
        <table:table table:name="lpODHTable18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89</text:span></text:p>
            </table:table-cell>
            <table:table-cell office:value-type="string" table:style-name="Table1.A1">
              <text:p text:style-name="P14">Ruiz</text:p>
            </table:table-cell>
          </table:table-row>
        </table:table>
        <table:table table:name="lpODHTable19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0</text:span></text:p>
            </table:table-cell>
            <table:table-cell office:value-type="string" table:style-name="Table1.A1">
              <text:p text:style-name="P14">Hughes</text:p>
            </table:table-cell>
          </table:table-row>
        </table:table>
        <table:table table:name="lpODHTable19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1</text:span></text:p>
            </table:table-cell>
            <table:table-cell office:value-type="string" table:style-name="Table1.A1">
              <text:p text:style-name="P14">Price</text:p>
            </table:table-cell>
          </table:table-row>
        </table:table>
        <table:table table:name="lpODHTable19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2</text:span></text:p>
            </table:table-cell>
            <table:table-cell office:value-type="string" table:style-name="Table1.A1">
              <text:p text:style-name="P14">Alvarez</text:p>
            </table:table-cell>
          </table:table-row>
        </table:table>
        <table:table table:name="lpODHTable19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3</text:span></text:p>
            </table:table-cell>
            <table:table-cell office:value-type="string" table:style-name="Table1.A1">
              <text:p text:style-name="P14">Castillo</text:p>
            </table:table-cell>
          </table:table-row>
        </table:table>
        <table:table table:name="lpODHTable19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4</text:span></text:p>
            </table:table-cell>
            <table:table-cell office:value-type="string" table:style-name="Table1.A1">
              <text:p text:style-name="P14">Sanders</text:p>
            </table:table-cell>
          </table:table-row>
        </table:table>
        <table:table table:name="lpODHTable19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5</text:span></text:p>
            </table:table-cell>
            <table:table-cell office:value-type="string" table:style-name="Table1.A1">
              <text:p text:style-name="P14">Patel</text:p>
            </table:table-cell>
          </table:table-row>
        </table:table>
        <table:table table:name="lpODHTable19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6</text:span></text:p>
            </table:table-cell>
            <table:table-cell office:value-type="string" table:style-name="Table1.A1">
              <text:p text:style-name="P14">Myers</text:p>
            </table:table-cell>
          </table:table-row>
        </table:table>
        <table:table table:name="lpODHTable19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7</text:span></text:p>
            </table:table-cell>
            <table:table-cell office:value-type="string" table:style-name="Table1.A1">
              <text:p text:style-name="P14">Long</text:p>
            </table:table-cell>
          </table:table-row>
        </table:table>
        <table:table table:name="lpODHTable19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8</text:span></text:p>
            </table:table-cell>
            <table:table-cell office:value-type="string" table:style-name="Table1.A1">
              <text:p text:style-name="P14">Ross</text:p>
            </table:table-cell>
          </table:table-row>
        </table:table>
        <table:table table:name="lpODHTable19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99</text:span></text:p>
            </table:table-cell>
            <table:table-cell office:value-type="string" table:style-name="Table1.A1">
              <text:p text:style-name="P14">Foster</text:p>
            </table:table-cell>
          </table:table-row>
        </table:table>
        <table:table table:name="lpODHTable20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3"><text:span text:style-name="T9">100</text:span></text:p>
            </table:table-cell>
            <table:table-cell office:value-type="string" table:style-name="Table1.A1">
              <text:p text:style-name="P14">Jimenez</text:p>
            </table:table-cell>
          </table:table-row>
        </table:table>
      </text:section>
      <text:p text:style-name="P2"><text:span text:style-name="T32">Names by Origin </text:span><text:span text:style-name="T33">not including</text:span><text:span text:style-name="T34"> English</text:span><text:span text:style-name="T32"> </text:span><text:span text:style-name="T35">#1</text:span></text:p>
      <text:p text:style-name="P19"><text:span text:style-name="T37">This example places {</text:span><text:span text:style-name="T36">Names</text:span><text:span text:style-name="T37">} </text:span><text:span text:style-name="T38">as ordinary text (not encapsulated in a Frame) </text:span><text:span text:style-name="T37">in the row, so the whole row is replicated for each name. <text:s text:c="2"/></text:span><text:span text:style-name="T39">:span</text:span><text:span text:style-name="T37"> is included in the tag in the first column, so the Origin (which only has a single value) will float downward because it has a vertical alignment of “Center”.</text:span></text:p>
      <text:p text:style-name="P20">The borders will be doubled between adjacent rows. <text:s/>There is currently no way to tell Libre Office to merge them. <text:s/>This example uses borders with the minimum allowable thickness (0.05pt).</text:p>
      <table:table table:name="lpODHTable201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Indian, Hindu</text:p>
          </table:table-cell>
          <table:table-cell office:value-type="string" table:style-name="Table2.B1">
            <text:p text:style-name="P25">Patel</text:p>
          </table:table-cell>
        </table:table-row>
      </table:table>
      <table:table table:name="lpODHTable202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3" table:style-name="Table2.A1">
            <text:p text:style-name="P26">Irish</text:p>
          </table:table-cell>
          <table:table-cell office:value-type="string" table:style-name="lpODHtable-cell1">
            <text:p text:style-name="P25">Nelson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urphy</text:p>
          </table:table-cell>
        </table:table-row>
        <table:table-row>
          <table:covered-table-cell office:value-type="string" table:style-name="Table2.A1"/>
          <table:table-cell office:value-type="string" table:style-name="lpODHtable-cell2">
            <text:p text:style-name="P25">Kelly</text:p>
          </table:table-cell>
        </table:table-row>
      </table:table>
      <table:table table:name="lpODHTable203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Korean</text:p>
          </table:table-cell>
          <table:table-cell office:value-type="string" table:style-name="Table2.B1">
            <text:p text:style-name="P25">Kim</text:p>
          </table:table-cell>
        </table:table-row>
      </table:table>
      <table:table table:name="lpODHTable204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Scottish, French</text:p>
          </table:table-cell>
          <table:table-cell office:value-type="string" table:style-name="Table2.B1">
            <text:p text:style-name="P25">Bailey</text:p>
          </table:table-cell>
        </table:table-row>
      </table:table>
      <table:table table:name="lpODHTable205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Scottish, Irish</text:p>
          </table:table-cell>
          <table:table-cell office:value-type="string" table:style-name="Table2.B1">
            <text:p text:style-name="P25">Campbell</text:p>
          </table:table-cell>
        </table:table-row>
      </table:table>
      <table:table table:name="lpODHTable206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20" table:style-name="Table2.A1">
            <text:p text:style-name="P26">Spanish</text:p>
          </table:table-cell>
          <table:table-cell office:value-type="string" table:style-name="lpODHtable-cell1">
            <text:p text:style-name="P25">Garcia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odrigu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artin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Lop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Gonzal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Per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Sanch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amir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Flor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ivera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Gom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Cru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ey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Gutierr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Orti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endoza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ui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Alvar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Castillo</text:p>
          </table:table-cell>
        </table:table-row>
        <table:table-row>
          <table:covered-table-cell office:value-type="string" table:style-name="Table2.A1"/>
          <table:table-cell office:value-type="string" table:style-name="lpODHtable-cell2">
            <text:p text:style-name="P25">Jimenez</text:p>
          </table:table-cell>
        </table:table-row>
      </table:table>
      <table:table table:name="lpODHTable207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5" table:style-name="Table2.A1">
            <text:p text:style-name="P26">Spanish, Portuguese</text:p>
          </table:table-cell>
          <table:table-cell office:value-type="string" table:style-name="lpODHtable-cell1">
            <text:p text:style-name="P25">Torr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Dia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oral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amos</text:p>
          </table:table-cell>
        </table:table-row>
        <table:table-row>
          <table:covered-table-cell office:value-type="string" table:style-name="Table2.A1"/>
          <table:table-cell office:value-type="string" table:style-name="lpODHtable-cell2">
            <text:p text:style-name="P25">Chavez</text:p>
          </table:table-cell>
        </table:table-row>
      </table:table>
      <table:table table:name="lpODHTable208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Spanish, Portuguese </text:p>
          </table:table-cell>
          <table:table-cell office:value-type="string" table:style-name="Table2.B1">
            <text:p text:style-name="P25">Hernandez</text:p>
          </table:table-cell>
        </table:table-row>
      </table:table>
      <table:table table:name="lpODHTable209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Vietnamese</text:p>
          </table:table-cell>
          <table:table-cell office:value-type="string" table:style-name="Table2.B1">
            <text:p text:style-name="P25">Nguyen</text:p>
          </table:table-cell>
        </table:table-row>
      </table:table>
      <table:table table:name="lpODHTable210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4" table:style-name="Table2.A1">
            <text:p text:style-name="P26">Welsh</text:p>
          </table:table-cell>
          <table:table-cell office:value-type="string" table:style-name="lpODHtable-cell1">
            <text:p text:style-name="P25">Phillip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Evan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organ</text:p>
          </table:table-cell>
        </table:table-row>
        <table:table-row>
          <table:covered-table-cell office:value-type="string" table:style-name="Table2.A1"/>
          <table:table-cell office:value-type="string" table:style-name="lpODHtable-cell2">
            <text:p text:style-name="P25">Price</text:p>
          </table:table-cell>
        </table:table-row>
      </table:table>
      <table:table table:name="lpODHTable211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Welsh, German</text:p>
          </table:table-cell>
          <table:table-cell office:value-type="string" table:style-name="Table2.B1">
            <text:p text:style-name="P25">Roberts</text:p>
          </table:table-cell>
        </table:table-row>
      </table:table>
      <text:p text:style-name="P15">Names by Origin #2</text:p>
      <text:p text:style-name="P16"><text:span text:style-name="T15">This example </text:span><text:span text:style-name="T16">encapsulates</text:span><text:span text:style-name="T15"> {Names} in </text:span><text:span text:style-name="T23">frames</text:span><text:span text:style-name="T16">, which causes </text:span><text:span text:style-name="T17">the frames to be</text:span><text:span text:style-name="T16"> replicated instead of table rows </text:span><text:span text:style-name="T17">or paragraphs</text:span><text:span text:style-name="T16">. <text:s/></text:span><text:span text:style-name="T22"><text:s/>All the replicates end up in the same paragraph, run together. </text:span><text:span text:style-name="T16"><text:s text:c="2"/>Two</text:span><text:span text:style-name="T17"> </text:span><text:span text:style-name="T22">prototype</text:span><text:span text:style-name="T16"> {Name} </text:span><text:span text:style-name="T20">token</text:span><text:span text:style-name="T22">s are used, each in its own frame, and each</text:span><text:span text:style-name="T20"> </text:span><text:span text:style-name="T16">with </text:span><text:span text:style-name="T17">different </text:span><text:span text:style-name="T16">conditionals; </text:span><text:span text:style-name="T18">one for the last (or only) name, the other for other-than-last which includes a trailing “, “ in </text:span><text:span text:style-name="T22">its</text:span><text:span text:style-name="T18"> frame. </text:span><text:span text:style-name="T16"><text:s text:c="2"/></text:span><text:span text:style-name="T17">The </text:span><text:span text:style-name="T16">result is a comma-separated list.</text:span></text:p>
      <text:p text:style-name="P17"><text:span text:style-name="T22">Note: </text:span><text:span text:style-name="T16">T</text:span><text:span text:style-name="T14">o </text:span><text:span text:style-name="T19">keep the </text:span><text:span text:style-name="T21">lengthy</text:span><text:span text:style-name="T14"> conditional modifiers </text:span><text:span text:style-name="T19">from wrapping</text:span><text:span text:style-name="T14"> </text:span><text:span text:style-name="T21">the line </text:span><text:span text:style-name="T14">they are in, </text:span><text:span text:style-name="T22">the conditional parts use</text:span><text:span text:style-name="T14"> a small font. <text:s/></text:span><text:span text:style-name="T19">This has no effect on the substituted text because the first character (‘</text:span><text:span text:style-name="T21">{</text:span><text:span text:style-name="T19">‘) is in a larger font and substituted content </text:span><text:span text:style-name="T22">always</text:span><text:span text:style-name="T19"> </text:span><text:span text:style-name="T21">the</text:span><text:span text:style-name="T19"> style </text:span><text:span text:style-name="T22">of</text:span><text:span text:style-name="T21"> the start of the {token}</text:span><text:span text:style-name="T22">being replaced.</text:span></text:p>
      <table:table table:name="lpODHTable212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Smith, </text:p></draw:text-box></draw:frame><draw:frame draw:name="Frame1_odMM1" draw:style-name="fr2" draw:z-index="2" svg:y="-0.1618in" text:anchor-type="as-char"><draw:text-box fo:min-height="0.05in" fo:min-width="0.05in"><text:p text:style-name="P22">Taylor, </text:p></draw:text-box></draw:frame><draw:frame draw:name="Frame1_odMM2" draw:style-name="fr2" draw:z-index="2" svg:y="-0.1618in" text:anchor-type="as-char"><draw:text-box fo:min-height="0.05in" fo:min-width="0.05in"><text:p text:style-name="P22">Moore, </text:p></draw:text-box></draw:frame><draw:frame draw:name="Frame1_odMM3" draw:style-name="fr2" draw:z-index="2" svg:y="-0.1618in" text:anchor-type="as-char"><draw:text-box fo:min-height="0.05in" fo:min-width="0.05in"><text:p text:style-name="P22">Jackson, </text:p></draw:text-box></draw:frame><draw:frame draw:name="Frame1_odMM4" draw:style-name="fr2" draw:z-index="2" svg:y="-0.1618in" text:anchor-type="as-char"><draw:text-box fo:min-height="0.05in" fo:min-width="0.05in"><text:p text:style-name="P22">Lewis, </text:p></draw:text-box></draw:frame><draw:frame draw:name="Frame1_odMM5" draw:style-name="fr2" draw:z-index="2" svg:y="-0.1618in" text:anchor-type="as-char"><draw:text-box fo:min-height="0.05in" fo:min-width="0.05in"><text:p text:style-name="P22">King, </text:p></draw:text-box></draw:frame><draw:frame draw:name="Frame1_odMM6" draw:style-name="fr2" draw:z-index="2" svg:y="-0.1618in" text:anchor-type="as-char"><draw:text-box fo:min-height="0.05in" fo:min-width="0.05in"><text:p text:style-name="P22">Wright, </text:p></draw:text-box></draw:frame><draw:frame draw:name="Frame1_odMM7" draw:style-name="fr2" draw:z-index="2" svg:y="-0.1618in" text:anchor-type="as-char"><draw:text-box fo:min-height="0.05in" fo:min-width="0.05in"><text:p text:style-name="P22">Hill, </text:p></draw:text-box></draw:frame><draw:frame draw:name="Frame1_odMM8" draw:style-name="fr2" draw:z-index="2" svg:y="-0.1618in" text:anchor-type="as-char"><draw:text-box fo:min-height="0.05in" fo:min-width="0.05in"><text:p text:style-name="P22">Green, </text:p></draw:text-box></draw:frame><draw:frame draw:name="Frame1_odMM9" draw:style-name="fr2" draw:z-index="2" svg:y="-0.1618in" text:anchor-type="as-char"><draw:text-box fo:min-height="0.05in" fo:min-width="0.05in"><text:p text:style-name="P22">Baker, </text:p></draw:text-box></draw:frame><draw:frame draw:name="Frame1_odMM10" draw:style-name="fr2" draw:z-index="2" svg:y="-0.1618in" text:anchor-type="as-char"><draw:text-box fo:min-height="0.05in" fo:min-width="0.05in"><text:p text:style-name="P22">Carter, </text:p></draw:text-box></draw:frame><draw:frame draw:name="Frame1_odMM11" draw:style-name="fr2" draw:z-index="2" svg:y="-0.1618in" text:anchor-type="as-char"><draw:text-box fo:min-height="0.05in" fo:min-width="0.05in"><text:p text:style-name="P22">Parker, </text:p></draw:text-box></draw:frame><draw:frame draw:name="Frame1_odMM12" draw:style-name="fr2" draw:z-index="2" svg:y="-0.1618in" text:anchor-type="as-char"><draw:text-box fo:min-height="0.05in" fo:min-width="0.05in"><text:p text:style-name="P22">Edwards, </text:p></draw:text-box></draw:frame><draw:frame draw:name="Frame1_odMM13" draw:style-name="fr2" draw:z-index="2" svg:y="-0.1618in" text:anchor-type="as-char"><draw:text-box fo:min-height="0.05in" fo:min-width="0.05in"><text:p text:style-name="P22">Cook, </text:p></draw:text-box></draw:frame><draw:frame draw:name="Frame1_odMM14" draw:style-name="fr2" draw:z-index="2" svg:y="-0.1618in" text:anchor-type="as-char"><draw:text-box fo:min-height="0.05in" fo:min-width="0.05in"><text:p text:style-name="P22">Rogers, </text:p></draw:text-box></draw:frame><draw:frame draw:name="Frame1_odMM15" draw:style-name="fr2" draw:z-index="2" svg:y="-0.1618in" text:anchor-type="as-char"><draw:text-box fo:min-height="0.05in" fo:min-width="0.05in"><text:p text:style-name="P22">Reed, </text:p></draw:text-box></draw:frame><draw:frame draw:name="Frame1_odMM16" draw:style-name="fr2" draw:z-index="2" svg:y="-0.1618in" text:anchor-type="as-char"><draw:text-box fo:min-height="0.05in" fo:min-width="0.05in"><text:p text:style-name="P22">Richardson, </text:p></draw:text-box></draw:frame><draw:frame draw:name="Frame1_odMM17" draw:style-name="fr2" draw:z-index="2" svg:y="-0.1618in" text:anchor-type="as-char"><draw:text-box fo:min-height="0.05in" fo:min-width="0.05in"><text:p text:style-name="P22">Bennet, </text:p></draw:text-box></draw:frame><draw:frame draw:name="Frame4_odMM18" draw:style-name="fr1" draw:z-index="1" svg:y="-0.1618in" text:anchor-type="as-char"><draw:text-box fo:min-height="0.05in" fo:min-width="0.05in"><text:p text:style-name="P21">Foster</text:p></draw:text-box></draw:frame></text:p>
          </table:table-cell>
        </table:table-row>
      </table:table>
      <table:table table:name="lpODHTable213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Dutc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Cooper</text:p></draw:text-box></draw:frame></text:p>
          </table:table-cell>
        </table:table-row>
      </table:table>
      <table:table table:name="lpODHTable214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French, Scottish, Irish, German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Martin</text:p></draw:text-box></draw:frame></text:p>
          </table:table-cell>
        </table:table-row>
      </table:table>
      <table:table table:name="lpODHTable215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French, Welsh, Iris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Cox</text:p></draw:text-box></draw:frame></text:p>
          </table:table-cell>
        </table:table-row>
      </table:table>
      <table:table table:name="lpODHTable216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German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Howard</text:p></draw:text-box></draw:frame></text:p>
          </table:table-cell>
        </table:table-row>
      </table:table>
      <table:table table:name="lpODHTable217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Iri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Clark, </text:p></draw:text-box></draw:frame><draw:frame draw:name="Frame1_odMM1" draw:style-name="fr2" draw:z-index="2" svg:y="-0.1618in" text:anchor-type="as-char"><draw:text-box fo:min-height="0.05in" fo:min-width="0.05in"><text:p text:style-name="P22">Ward, </text:p></draw:text-box></draw:frame><draw:frame draw:name="Frame4_odMM2" draw:style-name="fr1" draw:z-index="1" svg:y="-0.1618in" text:anchor-type="as-char"><draw:text-box fo:min-height="0.05in" fo:min-width="0.05in"><text:p text:style-name="P21">Hughes</text:p></draw:text-box></draw:frame></text:p>
          </table:table-cell>
        </table:table-row>
      </table:table>
      <table:table table:name="lpODHTable218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Irish, Chinese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Lee</text:p></draw:text-box></draw:frame></text:p>
          </table:table-cell>
        </table:table-row>
      </table:table>
      <table:table table:name="lpODHTable219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Irish, Scottis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Morris</text:p></draw:text-box></draw:frame></text:p>
          </table:table-cell>
        </table:table-row>
      </table:table>
      <table:table table:name="lpODHTable220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Jewi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Robinson, </text:p></draw:text-box></draw:frame><draw:frame draw:name="Frame4_odMM1" draw:style-name="fr1" draw:z-index="1" svg:y="-0.1618in" text:anchor-type="as-char"><draw:text-box fo:min-height="0.05in" fo:min-width="0.05in"><text:p text:style-name="P21">Adams</text:p></draw:text-box></draw:frame></text:p>
          </table:table-cell>
        </table:table-row>
      </table:table>
      <table:table table:name="lpODHTable221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Scotti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Johnson, </text:p></draw:text-box></draw:frame><draw:frame draw:name="Frame1_odMM1" draw:style-name="fr2" draw:z-index="2" svg:y="-0.1618in" text:anchor-type="as-char"><draw:text-box fo:min-height="0.05in" fo:min-width="0.05in"><text:p text:style-name="P22">Wilson, </text:p></draw:text-box></draw:frame><draw:frame draw:name="Frame1_odMM2" draw:style-name="fr2" draw:z-index="2" svg:y="-0.1618in" text:anchor-type="as-char"><draw:text-box fo:min-height="0.05in" fo:min-width="0.05in"><text:p text:style-name="P22">Thompson, </text:p></draw:text-box></draw:frame><draw:frame draw:name="Frame1_odMM3" draw:style-name="fr2" draw:z-index="2" svg:y="-0.1618in" text:anchor-type="as-char"><draw:text-box fo:min-height="0.05in" fo:min-width="0.05in"><text:p text:style-name="P22">Walker, </text:p></draw:text-box></draw:frame><draw:frame draw:name="Frame1_odMM4" draw:style-name="fr2" draw:z-index="2" svg:y="-0.1618in" text:anchor-type="as-char"><draw:text-box fo:min-height="0.05in" fo:min-width="0.05in"><text:p text:style-name="P22">Young, </text:p></draw:text-box></draw:frame><draw:frame draw:name="Frame1_odMM5" draw:style-name="fr2" draw:z-index="2" svg:y="-0.1618in" text:anchor-type="as-char"><draw:text-box fo:min-height="0.05in" fo:min-width="0.05in"><text:p text:style-name="P22">Scott, </text:p></draw:text-box></draw:frame><draw:frame draw:name="Frame1_odMM6" draw:style-name="fr2" draw:z-index="2" svg:y="-0.1618in" text:anchor-type="as-char"><draw:text-box fo:min-height="0.05in" fo:min-width="0.05in"><text:p text:style-name="P22">Turner, </text:p></draw:text-box></draw:frame><draw:frame draw:name="Frame1_odMM7" draw:style-name="fr2" draw:z-index="2" svg:y="-0.1618in" text:anchor-type="as-char"><draw:text-box fo:min-height="0.05in" fo:min-width="0.05in"><text:p text:style-name="P22">Watson, </text:p></draw:text-box></draw:frame><draw:frame draw:name="Frame1_odMM8" draw:style-name="fr2" draw:z-index="2" svg:y="-0.1618in" text:anchor-type="as-char"><draw:text-box fo:min-height="0.05in" fo:min-width="0.05in"><text:p text:style-name="P22">Wood, </text:p></draw:text-box></draw:frame><draw:frame draw:name="Frame1_odMM9" draw:style-name="fr2" draw:z-index="2" svg:y="-0.1618in" text:anchor-type="as-char"><draw:text-box fo:min-height="0.05in" fo:min-width="0.05in"><text:p text:style-name="P22">Gray, </text:p></draw:text-box></draw:frame><draw:frame draw:name="Frame4_odMM10" draw:style-name="fr1" draw:z-index="1" svg:y="-0.1618in" text:anchor-type="as-char"><draw:text-box fo:min-height="0.05in" fo:min-width="0.05in"><text:p text:style-name="P21">Ross</text:p></draw:text-box></draw:frame></text:p>
          </table:table-cell>
        </table:table-row>
      </table:table>
      <table:table table:name="lpODHTable222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Scottish, Chinese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Long</text:p></draw:text-box></draw:frame></text:p>
          </table:table-cell>
        </table:table-row>
      </table:table>
      <table:table table:name="lpODHTable223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Scottish, German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Peterson, </text:p></draw:text-box></draw:frame><draw:frame draw:name="Frame4_odMM1" draw:style-name="fr1" draw:z-index="1" svg:y="-0.1618in" text:anchor-type="as-char"><draw:text-box fo:min-height="0.05in" fo:min-width="0.05in"><text:p text:style-name="P21">Sanders</text:p></draw:text-box></draw:frame></text:p>
          </table:table-cell>
        </table:table-row>
      </table:table>
      <table:table table:name="lpODHTable224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Scottish, German, French, Italian 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Miller</text:p></draw:text-box></draw:frame></text:p>
          </table:table-cell>
        </table:table-row>
      </table:table>
      <table:table table:name="lpODHTable225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Scottish, German, Irish, Scandanavian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Hall</text:p></draw:text-box></draw:frame></text:p>
          </table:table-cell>
        </table:table-row>
      </table:table>
      <table:table table:name="lpODHTable226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Scottish, Iri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Brown, </text:p></draw:text-box></draw:frame><draw:frame draw:name="Frame4_odMM1" draw:style-name="fr1" draw:z-index="1" svg:y="-0.1618in" text:anchor-type="as-char"><draw:text-box fo:min-height="0.05in" fo:min-width="0.05in"><text:p text:style-name="P21">White</text:p></draw:text-box></draw:frame></text:p>
          </table:table-cell>
        </table:table-row>
      </table:table>
      <table:table table:name="lpODHTable227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English, Wel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Williams, </text:p></draw:text-box></draw:frame><draw:frame draw:name="Frame1_odMM1" draw:style-name="fr2" draw:z-index="2" svg:y="-0.1618in" text:anchor-type="as-char"><draw:text-box fo:min-height="0.05in" fo:min-width="0.05in"><text:p text:style-name="P22">Jones, </text:p></draw:text-box></draw:frame><draw:frame draw:name="Frame1_odMM2" draw:style-name="fr2" draw:z-index="2" svg:y="-0.1618in" text:anchor-type="as-char"><draw:text-box fo:min-height="0.05in" fo:min-width="0.05in"><text:p text:style-name="P22">Davis, </text:p></draw:text-box></draw:frame><draw:frame draw:name="Frame1_odMM3" draw:style-name="fr2" draw:z-index="2" svg:y="-0.1618in" text:anchor-type="as-char"><draw:text-box fo:min-height="0.05in" fo:min-width="0.05in"><text:p text:style-name="P22">Thomas, </text:p></draw:text-box></draw:frame><draw:frame draw:name="Frame1_odMM4" draw:style-name="fr2" draw:z-index="2" svg:y="-0.1618in" text:anchor-type="as-char"><draw:text-box fo:min-height="0.05in" fo:min-width="0.05in"><text:p text:style-name="P22">Harris, </text:p></draw:text-box></draw:frame><draw:frame draw:name="Frame4_odMM5" draw:style-name="fr1" draw:z-index="1" svg:y="-0.1618in" text:anchor-type="as-char"><draw:text-box fo:min-height="0.05in" fo:min-width="0.05in"><text:p text:style-name="P21">James</text:p></draw:text-box></draw:frame></text:p>
          </table:table-cell>
        </table:table-row>
      </table:table>
      <table:table table:name="lpODHTable228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German, Englis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Myers</text:p></draw:text-box></draw:frame></text:p>
          </table:table-cell>
        </table:table-row>
      </table:table>
      <table:table table:name="lpODHTable229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Indian, Hindu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Patel</text:p></draw:text-box></draw:frame></text:p>
          </table:table-cell>
        </table:table-row>
      </table:table>
      <table:table table:name="lpODHTable230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Iri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Nelson, </text:p></draw:text-box></draw:frame><draw:frame draw:name="Frame1_odMM1" draw:style-name="fr2" draw:z-index="2" svg:y="-0.1618in" text:anchor-type="as-char"><draw:text-box fo:min-height="0.05in" fo:min-width="0.05in"><text:p text:style-name="P22">Murphy, </text:p></draw:text-box></draw:frame><draw:frame draw:name="Frame4_odMM2" draw:style-name="fr1" draw:z-index="1" svg:y="-0.1618in" text:anchor-type="as-char"><draw:text-box fo:min-height="0.05in" fo:min-width="0.05in"><text:p text:style-name="P21">Kelly</text:p></draw:text-box></draw:frame></text:p>
          </table:table-cell>
        </table:table-row>
      </table:table>
      <table:table table:name="lpODHTable231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Irish, Englis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Collins</text:p></draw:text-box></draw:frame></text:p>
          </table:table-cell>
        </table:table-row>
      </table:table>
      <table:table table:name="lpODHTable232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Korean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Kim</text:p></draw:text-box></draw:frame></text:p>
          </table:table-cell>
        </table:table-row>
      </table:table>
      <table:table table:name="lpODHTable233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Scottish, Engli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Allen, </text:p></draw:text-box></draw:frame><draw:frame draw:name="Frame4_odMM1" draw:style-name="fr1" draw:z-index="1" svg:y="-0.1618in" text:anchor-type="as-char"><draw:text-box fo:min-height="0.05in" fo:min-width="0.05in"><text:p text:style-name="P21">Stewart</text:p></draw:text-box></draw:frame></text:p>
          </table:table-cell>
        </table:table-row>
      </table:table>
      <table:table table:name="lpODHTable234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Scottish, English, Iris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Mitchell</text:p></draw:text-box></draw:frame></text:p>
          </table:table-cell>
        </table:table-row>
      </table:table>
      <table:table table:name="lpODHTable235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Scottish, Frenc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Bailey</text:p></draw:text-box></draw:frame></text:p>
          </table:table-cell>
        </table:table-row>
      </table:table>
      <table:table table:name="lpODHTable236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Scottish, Iris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Campbell</text:p></draw:text-box></draw:frame></text:p>
          </table:table-cell>
        </table:table-row>
      </table:table>
      <table:table table:name="lpODHTable237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Spani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Garcia, </text:p></draw:text-box></draw:frame><draw:frame draw:name="Frame1_odMM1" draw:style-name="fr2" draw:z-index="2" svg:y="-0.1618in" text:anchor-type="as-char"><draw:text-box fo:min-height="0.05in" fo:min-width="0.05in"><text:p text:style-name="P22">Rodriguez, </text:p></draw:text-box></draw:frame><draw:frame draw:name="Frame1_odMM2" draw:style-name="fr2" draw:z-index="2" svg:y="-0.1618in" text:anchor-type="as-char"><draw:text-box fo:min-height="0.05in" fo:min-width="0.05in"><text:p text:style-name="P22">Martinez, </text:p></draw:text-box></draw:frame><draw:frame draw:name="Frame1_odMM3" draw:style-name="fr2" draw:z-index="2" svg:y="-0.1618in" text:anchor-type="as-char"><draw:text-box fo:min-height="0.05in" fo:min-width="0.05in"><text:p text:style-name="P22">Lopez, </text:p></draw:text-box></draw:frame><draw:frame draw:name="Frame1_odMM4" draw:style-name="fr2" draw:z-index="2" svg:y="-0.1618in" text:anchor-type="as-char"><draw:text-box fo:min-height="0.05in" fo:min-width="0.05in"><text:p text:style-name="P22">Gonzales, </text:p></draw:text-box></draw:frame><draw:frame draw:name="Frame1_odMM5" draw:style-name="fr2" draw:z-index="2" svg:y="-0.1618in" text:anchor-type="as-char"><draw:text-box fo:min-height="0.05in" fo:min-width="0.05in"><text:p text:style-name="P22">Perez, </text:p></draw:text-box></draw:frame><draw:frame draw:name="Frame1_odMM6" draw:style-name="fr2" draw:z-index="2" svg:y="-0.1618in" text:anchor-type="as-char"><draw:text-box fo:min-height="0.05in" fo:min-width="0.05in"><text:p text:style-name="P22">Sanchez, </text:p></draw:text-box></draw:frame><draw:frame draw:name="Frame1_odMM7" draw:style-name="fr2" draw:z-index="2" svg:y="-0.1618in" text:anchor-type="as-char"><draw:text-box fo:min-height="0.05in" fo:min-width="0.05in"><text:p text:style-name="P22">Ramirez, </text:p></draw:text-box></draw:frame><draw:frame draw:name="Frame1_odMM8" draw:style-name="fr2" draw:z-index="2" svg:y="-0.1618in" text:anchor-type="as-char"><draw:text-box fo:min-height="0.05in" fo:min-width="0.05in"><text:p text:style-name="P22">Flores, </text:p></draw:text-box></draw:frame><draw:frame draw:name="Frame1_odMM9" draw:style-name="fr2" draw:z-index="2" svg:y="-0.1618in" text:anchor-type="as-char"><draw:text-box fo:min-height="0.05in" fo:min-width="0.05in"><text:p text:style-name="P22">Rivera, </text:p></draw:text-box></draw:frame><draw:frame draw:name="Frame1_odMM10" draw:style-name="fr2" draw:z-index="2" svg:y="-0.1618in" text:anchor-type="as-char"><draw:text-box fo:min-height="0.05in" fo:min-width="0.05in"><text:p text:style-name="P22">Gomez, </text:p></draw:text-box></draw:frame><draw:frame draw:name="Frame1_odMM11" draw:style-name="fr2" draw:z-index="2" svg:y="-0.1618in" text:anchor-type="as-char"><draw:text-box fo:min-height="0.05in" fo:min-width="0.05in"><text:p text:style-name="P22">Cruz, </text:p></draw:text-box></draw:frame><draw:frame draw:name="Frame1_odMM12" draw:style-name="fr2" draw:z-index="2" svg:y="-0.1618in" text:anchor-type="as-char"><draw:text-box fo:min-height="0.05in" fo:min-width="0.05in"><text:p text:style-name="P22">Reyes, </text:p></draw:text-box></draw:frame><draw:frame draw:name="Frame1_odMM13" draw:style-name="fr2" draw:z-index="2" svg:y="-0.1618in" text:anchor-type="as-char"><draw:text-box fo:min-height="0.05in" fo:min-width="0.05in"><text:p text:style-name="P22">Gutierrez, </text:p></draw:text-box></draw:frame><draw:frame draw:name="Frame1_odMM14" draw:style-name="fr2" draw:z-index="2" svg:y="-0.1618in" text:anchor-type="as-char"><draw:text-box fo:min-height="0.05in" fo:min-width="0.05in"><text:p text:style-name="P22">Ortiz, </text:p></draw:text-box></draw:frame><draw:frame draw:name="Frame1_odMM15" draw:style-name="fr2" draw:z-index="2" svg:y="-0.1618in" text:anchor-type="as-char"><draw:text-box fo:min-height="0.05in" fo:min-width="0.05in"><text:p text:style-name="P22">Mendoza, </text:p></draw:text-box></draw:frame><draw:frame draw:name="Frame1_odMM16" draw:style-name="fr2" draw:z-index="2" svg:y="-0.1618in" text:anchor-type="as-char"><draw:text-box fo:min-height="0.05in" fo:min-width="0.05in"><text:p text:style-name="P22">Ruiz, </text:p></draw:text-box></draw:frame><draw:frame draw:name="Frame1_odMM17" draw:style-name="fr2" draw:z-index="2" svg:y="-0.1618in" text:anchor-type="as-char"><draw:text-box fo:min-height="0.05in" fo:min-width="0.05in"><text:p text:style-name="P22">Alvarez, </text:p></draw:text-box></draw:frame><draw:frame draw:name="Frame1_odMM18" draw:style-name="fr2" draw:z-index="2" svg:y="-0.1618in" text:anchor-type="as-char"><draw:text-box fo:min-height="0.05in" fo:min-width="0.05in"><text:p text:style-name="P22">Castillo, </text:p></draw:text-box></draw:frame><draw:frame draw:name="Frame4_odMM19" draw:style-name="fr1" draw:z-index="1" svg:y="-0.1618in" text:anchor-type="as-char"><draw:text-box fo:min-height="0.05in" fo:min-width="0.05in"><text:p text:style-name="P21">Jimenez</text:p></draw:text-box></draw:frame></text:p>
          </table:table-cell>
        </table:table-row>
      </table:table>
      <table:table table:name="lpODHTable238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Spanish, Portuguese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Torres, </text:p></draw:text-box></draw:frame><draw:frame draw:name="Frame1_odMM1" draw:style-name="fr2" draw:z-index="2" svg:y="-0.1618in" text:anchor-type="as-char"><draw:text-box fo:min-height="0.05in" fo:min-width="0.05in"><text:p text:style-name="P22">Diaz, </text:p></draw:text-box></draw:frame><draw:frame draw:name="Frame1_odMM2" draw:style-name="fr2" draw:z-index="2" svg:y="-0.1618in" text:anchor-type="as-char"><draw:text-box fo:min-height="0.05in" fo:min-width="0.05in"><text:p text:style-name="P22">Morales, </text:p></draw:text-box></draw:frame><draw:frame draw:name="Frame1_odMM3" draw:style-name="fr2" draw:z-index="2" svg:y="-0.1618in" text:anchor-type="as-char"><draw:text-box fo:min-height="0.05in" fo:min-width="0.05in"><text:p text:style-name="P22">Ramos, </text:p></draw:text-box></draw:frame><draw:frame draw:name="Frame4_odMM4" draw:style-name="fr1" draw:z-index="1" svg:y="-0.1618in" text:anchor-type="as-char"><draw:text-box fo:min-height="0.05in" fo:min-width="0.05in"><text:p text:style-name="P21">Chavez</text:p></draw:text-box></draw:frame></text:p>
          </table:table-cell>
        </table:table-row>
      </table:table>
      <table:table table:name="lpODHTable239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Spanish, Portuguese 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Hernandez</text:p></draw:text-box></draw:frame></text:p>
          </table:table-cell>
        </table:table-row>
      </table:table>
      <table:table table:name="lpODHTable240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Swedish, Danish, Norwegian, Englis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Anderson</text:p></draw:text-box></draw:frame></text:p>
          </table:table-cell>
        </table:table-row>
      </table:table>
      <table:table table:name="lpODHTable241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Swedish, English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Brooks</text:p></draw:text-box></draw:frame></text:p>
          </table:table-cell>
        </table:table-row>
      </table:table>
      <table:table table:name="lpODHTable242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Vietnamese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Nguyen</text:p></draw:text-box></draw:frame></text:p>
          </table:table-cell>
        </table:table-row>
      </table:table>
      <table:table table:name="lpODHTable243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Welsh</text:p>
          </table:table-cell>
          <table:table-cell office:value-type="string" table:style-name="Table3.B1">
            <text:p text:style-name="P23"><draw:frame draw:name="Frame1_odMM0" draw:style-name="fr2" draw:z-index="2" svg:y="-0.1618in" text:anchor-type="as-char"><draw:text-box fo:min-height="0.05in" fo:min-width="0.05in"><text:p text:style-name="P22">Phillips, </text:p></draw:text-box></draw:frame><draw:frame draw:name="Frame1_odMM1" draw:style-name="fr2" draw:z-index="2" svg:y="-0.1618in" text:anchor-type="as-char"><draw:text-box fo:min-height="0.05in" fo:min-width="0.05in"><text:p text:style-name="P22">Evans, </text:p></draw:text-box></draw:frame><draw:frame draw:name="Frame1_odMM2" draw:style-name="fr2" draw:z-index="2" svg:y="-0.1618in" text:anchor-type="as-char"><draw:text-box fo:min-height="0.05in" fo:min-width="0.05in"><text:p text:style-name="P22">Morgan, </text:p></draw:text-box></draw:frame><draw:frame draw:name="Frame4_odMM3" draw:style-name="fr1" draw:z-index="1" svg:y="-0.1618in" text:anchor-type="as-char"><draw:text-box fo:min-height="0.05in" fo:min-width="0.05in"><text:p text:style-name="P21">Price</text:p></draw:text-box></draw:frame></text:p>
          </table:table-cell>
        </table:table-row>
      </table:table>
      <table:table table:name="lpODHTable244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24">Welsh, German</text:p>
          </table:table-cell>
          <table:table-cell office:value-type="string" table:style-name="Table3.B1">
            <text:p text:style-name="P23"><draw:frame draw:name="Frame4" draw:style-name="fr1" draw:z-index="1" svg:y="-0.1618in" text:anchor-type="as-char"><draw:text-box fo:min-height="0.05in" fo:min-width="0.05in"><text:p text:style-name="P21">Roberts</text:p></draw:text-box></draw:frame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adornments="Bold Italic" style:font-family-generic="swiss" style:font-pitch="variable" style:name="Arial" svg:font-family="Arial"/>
    <style:font-face style:font-family-generic="swiss" style:font-pitch="variable" style:name="Calibri" svg:font-family="Calibri"/>
    <style:font-face style:font-pitch="variable" style:name="Carlito" svg:font-family="Carlito"/>
    <style:font-face style:font-family-generic="system" style:font-pitch="variable" style:name="DejaVu Sans" svg:font-family="'DejaVu Sans'"/>
    <style:font-face style:name="Lohit Hindi" svg:font-family="'Lohit Hindi'"/>
    <style:font-face style:font-family-generic="system" style:font-pitch="variable" style:name="Lohit Hindi1" svg:font-family="'Lohit Hindi'"/>
    <style:font-face style:font-family-generic="swiss" style:font-pitch="variable" style:name="Tahoma" svg:font-family="Tahoma"/>
    <style:font-face style:font-family-generic="roman" style:font-pitch="variable" style:name="Times New Roman" svg:font-family="'Times New Roman'"/>
  </office:font-face-decls>
  <office:styles>
    <draw:gradient draw:angle="0deg" draw:border="0%" draw:end-color="#ffffff" draw:end-intensity="100%" draw:name="gradient" draw:start-color="#000000" draw:start-intensity="100%" draw:style="linear">
      <loext:gradient-stop loext:color-type="rgb" loext:color-value="#000000" svg:offset="0"/>
      <loext:gradient-stop loext:color-type="rgb" loext:color-value="#ffffff" svg:offset="1"/>
    </draw:gradient>
    <draw:hatch draw:color="#3465a4" draw:distance="0.0079in" draw:name="hatch" draw:rotation="0" draw:style="single"/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tyle:writing-mode="lr-tb" svg:stroke-color="#3465af"/>
      <style:paragraph-properties loext:tab-stop-distance="0in"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loext:opacity="0%" style:country-asian="CN" style:country-complex="IN" style:font-name="Times New Roman" style:font-name-asian="DejaVu Sans" style:font-name-complex="Lohit Hindi1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lr-tb"/>
      <style:text-properties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IN" style:font-name="Times New Roman" style:font-name-asian="DejaVu Sans" style:font-name-complex="Lohit Hindi1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US" fo:font-family="Carlito" fo:font-size="11.5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family-asian="Calibri" style:font-family-complex="'Times New Roman'" style:font-family-generic-asian="swiss" style:font-family-generic-complex="roman" style:font-name="Carlito" style:font-name-asian="Calibri" style:font-name-complex="Times New Roman" style:font-pitch="variable" style:font-pitch-asian="variable" style:font-pitch-complex="variable" style:font-size-asian="11pt" style:font-size-complex="12pt" style:language-asian="zh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 style:register-true="true"/>
    </style:style>
    <style:style style:class="list" style:family="paragraph" style:name="List" style:parent-style-name="Text_20_body">
      <style:text-properties style:font-family-complex="'Lohit Hindi'" style:font-name-complex="Lohit Hindi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family-complex="'Lohit Hindi'" style:font-name-complex="Lohit Hindi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Hindi'" style:font-name-complex="Lohit Hindi"/>
    </style:style>
    <style:style style:class="extra" style:display-name="Frame contents" style:family="paragraph" style:name="Frame_20_contents" style:parent-style-name="Standard"/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/>
    <style:style style:class="html" style:default-outline-level="1" style:display-name="Clerk List Heading" style:family="paragraph" style:master-page-name="" style:name="Clerk_20_List_20_Heading" style:parent-style-name="Heading">
      <style:paragraph-properties fo:margin-bottom="0in" fo:margin-top="0.1598in" fo:text-align="center" style:contextual-spacing="false" style:justify-single-word="false" style:page-number="auto" text:line-number="0" text:number-lines="false">
        <style:tab-stops/>
      </style:paragraph-properties>
      <style:text-properties fo:font-family="Arial" fo:font-style="italic" fo:font-weight="bold" style:font-family-generic="swiss" style:font-name="Arial" style:font-pitch="variable" style:font-style-name="Bold Italic" style:text-underline-style="none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family="paragraph" style:name="Header" style:parent-style-name="Standard"/>
    <style:style style:display-name="Balloon Text" style:family="paragraph" style:name="Balloon_20_Text" style:parent-style-name="Standard">
      <style:text-properties fo:font-family="Tahoma" fo:font-size="8pt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class="html" style:family="paragraph" style:master-page-name="" style:name="ClerksAndReps" style:parent-style-name="Standard">
      <style:paragraph-properties fo:margin-bottom="0.1201in" fo:margin-left="0in" fo:margin-right="0in" fo:margin-top="0in" fo:orphans="3" fo:text-indent="0in" fo:widows="3" style:auto-text-indent="false" style:contextual-spacing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class="html" style:family="paragraph" style:name="ClerkOrRepSingleSpaced" style:parent-style-name="ClerksAndReps">
      <style:paragraph-properties fo:margin-bottom="0in" fo:margin-left="0in" fo:margin-right="0in" fo:margin-top="0in" fo:text-indent="0in" style:auto-text-indent="false" style:contextual-spacing="false"/>
    </style:style>
    <style:style style:class="text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style:auto-text-indent="false" style:contextual-spacing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family="paragraph" style:master-page-name="" style:name="DirectoryEntry" style:parent-style-name="ClerksAndReps">
      <style:paragraph-properties fo:border="none" fo:margin-bottom="0in" fo:margin-top="0in" fo:orphans="9" fo:padding="0in" fo:widows="9" style:contextual-spacing="false" style:join-border="false" style:page-number="auto" style:shadow="none">
        <style:tab-stops>
          <style:tab-stop style:position="0.1299in"/>
          <style:tab-stop style:position="3.2799in" style:type="right"/>
        </style:tab-stops>
      </style:paragraph-properties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paragraph" style:name="DirectoryEntryLarger" style:parent-style-name="DirectoryEntry">
      <style:text-properties fo:font-size="105%"/>
    </style:style>
    <style:style style:display-name="Default Paragraph Font" style:family="text" style:name="Default_20_Paragraph_20_Font"/>
    <style:style style:display-name="Header Char" style:family="text" style:name="Header_20_Char" style:parent-style-name="Default_20_Paragraph_20_Font"/>
    <style:style style:display-name="Footer Char" style:family="text" style:name="Footer_20_Char" style:parent-style-name="Default_20_Paragraph_20_Font"/>
    <style:style style:display-name="Balloon Text Char" style:family="text" style:name="Balloon_20_Text_20_Char">
      <style:text-properties fo:font-family="Tahoma" fo:font-size="8pt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display-name="Internet link" style:family="text" style:name="Internet_20_link">
      <style:text-properties fo:color="#0000ff" loext:opacity="100%" style:text-underline-color="font-color" style:text-underline-style="solid" style:text-underline-width="auto"/>
    </style:style>
    <style:style style:family="graphic" style:name="Frame">
      <style:graphic-properties draw:fill="none" draw:fill-color="#729fcf" fo:background-color="transparent"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draw:fill="none" draw:fill-color="#729fcf" fo:background-color="transparent"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draw:fill="none" draw:fill-color="#729fcf" fo:background-color="transparent"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runon" style:parent-style-name="Frame">
      <style:graphic-properties draw:fill="none" draw:fill-color="#729fcf" draw:wrap-influence-on-position="once-concurrent" fo:background-color="transparent" fo:margin-bottom="0in" fo:margin-left="0in" fo:margin-right="0in" fo:margin-top="0in" fo:min-height="0.1in" fo:min-width="0.1in" loext:allow-overlap="false" style:horizontal-pos="right" style:horizontal-rel="char" style:vertical-pos="top" style:vertical-rel="baseline" svg:x="0in" svg:y="-0.1555in" text:anchor-type="as-char">
        <style:columns fo:column-count="1" fo:column-gap="0in"/>
      </style:graphic-properties>
    </style:style>
    <text:outline-style style:name="Outline">
      <text:outline-level-style loext:num-list-format="%1%"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loext:num-list-format="%2%"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loext:num-list-format="%3%"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loext:num-list-format="%4%"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loext:num-list-format="%5%"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loext:num-list-format="%6%"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loext:num-list-format="%7%"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loext:num-list-format="%8%"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loext:num-list-format="%9%"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loext:num-list-format="%10%"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 style:writing-mode="lr-tb"/>
    </style:default-page-layout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</office:styles>
  <office:automatic-styles>
    <style:style style:family="paragraph" style:name="MP1" style:parent-style-name="Footer">
      <style:paragraph-properties fo:text-align="center" style:justify-single-word="false"/>
    </style:style>
    <style:style style:family="paragraph" style:name="MP2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draw:fill="solid" draw:fill-color="#ffffff" draw:opacity="100%" fo:background-color="#ffffff" fo:margin-bottom="0.5in" fo:margin-left="0.5201in" fo:margin-right="0.5201in" fo:margin-top="0.5in" fo:page-height="11in" fo:page-width="8.5in" loext:margin-gutter="0in" style:footnote-max-height="0in" style:layout-grid-base-height="0.25in" style:layout-grid-base-width="0.1528in" style:layout-grid-color="#c0c0c0" style:layout-grid-display="false" style:layout-grid-lines="40" style:layout-grid-mode="none" style:layout-grid-print="false" style:layout-grid-ruby-below="false" style:layout-grid-ruby-height="0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2598in" fo:min-height="0.3in" style:dynamic-spacing="true"/>
      </style:footer-style>
    </style:page-layout>
    <style:page-layout style:name="Mpm2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register-truth-ref-style-name="Text_20_body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3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columns fo:column-count="1" fo:column-gap="0in"/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4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5">
      <style:page-layout-properties fo:margin-bottom="0.7874in" fo:margin-left="0.7874in" fo:margin-right="0.7874in" fo:margin-top="0.7874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 draw:fill="solid" draw:fill-color="#ffffff" draw:opacity="100%"/>
    </style:style>
    <style:style style:family="drawing-page" style:name="Mdp2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2</text:page-number></text:p>
      </style:footer>
    </style:master-page>
    <style:master-page draw:style-name="Mdp2" style:display-name="First Page" style:name="First_20_Page" style:next-style-name="SecondPage" style:page-layout-name="Mpm2">
      <style:footer>
        <text:p text:style-name="MP2"><text:page-number text:select-page="current">0</text:page-number></text:p>
      </style:footer>
    </style:master-page>
    <style:master-page draw:style-name="Mdp2" style:name="SecondPage" style:page-layout-name="Mpm3">
      <style:footer>
        <text:p text:style-name="MP2"><text:page-number text:select-page="current">0</text:page-number></text:p>
      </style:footer>
    </style:master-page>
    <style:master-page draw:style-name="Mdp2" style:display-name="Directory Page" style:name="Directory_20_Page" style:page-layout-name="Mpm4">
      <style:footer>
        <text:p text:style-name="MP2"><text:page-number text:select-page="current">0</text:page-number></text:p>
      </style:footer>
    </style:master-page>
    <style:master-page draw:style-name="Mdp2"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08T20:44:45.687336430</dc:date>
    <meta:editing-duration>P2DT4H16M8S</meta:editing-duration>
    <meta:editing-cycles>180</meta:editing-cycles>
    <meta:generator>LibreOfficeDev/24.2.0.0.alpha0$Linux_X86_64 LibreOffice_project/9a37652b79001bf5208841b9221dee851b9b6d0f</meta:generator>
    <meta:document-statistic meta:table-count="4" meta:image-count="0" meta:object-count="0" meta:page-count="3" meta:paragraph-count="24" meta:word-count="255" meta:character-count="1620" meta:non-whitespace-character-count="1377"/>
  </office:meta>
</office:document-meta>
</file>